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ntium2" svg:font-family="Gentium"/>
    <style:font-face style:name="TimesNewRomanPSMT-Identity-H" svg:font-family="TimesNewRomanPSMT-Identity-H"/>
    <style:font-face style:name="Gentium1" svg:font-family="Gentium" style:font-family-generic="swiss"/>
    <style:font-face style:name="Gentium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Gentium"/>
    </style:style>
    <style:style style:name="ce2" style:family="table-cell" style:parent-style-name="Default">
      <style:text-properties style:use-window-font-color="true" style:text-outline="false" style:text-line-through-style="none" style:font-name="TimesNewRomanPSMT-Identity-H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imesNewRomanPSMT-Identity-H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Gentium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Gentium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Gentium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60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60">
      <style:text-properties style:use-window-font-color="true" style:text-outline="false" style:text-line-through-style="none" style:font-name="Gentium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Gentium1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Gentium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60"/>
    <style:style style:name="ce11" style:family="table-cell" style:parent-style-name="Default">
      <style:text-properties style:use-window-font-color="true" style:text-outline="false" style:text-line-through-style="none" style:font-name="TimesNewRomanPSMT-Identity-H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name-complex="TimesNewRomanPSMT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  <style:style style:name="T1" style:family="text">
      <style:text-properties style:font-name="Gentium2" fo:font-size="12pt" style:font-name-asian="Gentium2" style:font-size-asian="12pt" style:font-name-complex="Gentium2" style:font-size-complex="6.80000019073486pt"/>
    </style:style>
    <style:style style:name="T2" style:family="text">
      <style:text-properties style:font-name="Gentium1" fo:font-size="12pt" style:font-name-asian="Gentium1" style:font-size-asian="12pt" style:font-name-complex="Gentium1" style:font-size-complex="6.80000019073486pt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akhota</text:p>
          </table:table-cell>
          <table:table-cell office:value-type="string">
            <text:p>Dakota</text:p>
          </table:table-cell>
          <table:table-cell office:value-type="string">
            <text:p>Omaha</text:p>
          </table:table-cell>
          <table:table-cell office:value-type="string">
            <text:p>Kansa</text:p>
          </table:table-cell>
          <table:table-cell office:value-type="string">
            <text:p>Osage</text:p>
          </table:table-cell>
          <table:table-cell office:value-type="string">
            <text:p>Quapaw</text:p>
          </table:table-cell>
          <table:table-cell table:number-columns-repeated="1016"/>
        </table:table-row>
        <table:table-row table:style-name="ro1">
          <table:table-cell office:value-type="string">
            <text:p>*y</text:p>
          </table:table-cell>
          <table:table-cell office:value-type="string">
            <text:p>*yo\_phe</text:p>
          </table:table-cell>
          <table:table-cell table:style-name="ce4" office:value-type="string">
            <text:p>čho\_pȟÁ</text:p>
          </table:table-cell>
          <table:table-cell table:style-name="ce4"/>
          <table:table-cell table:style-name="ce4" office:value-type="string">
            <text:p>žúhe</text:p>
          </table:table-cell>
          <table:table-cell table:style-name="ce4" office:value-type="string">
            <text:p>žophé</text:p>
          </table:table-cell>
          <table:table-cell table:style-name="ce6" office:value-type="string">
            <text:p>žó\_pše</text:p>
          </table:table-cell>
          <table:table-cell table:style-name="ce4"/>
          <table:table-cell office:value-type="string">
            <text:p>wade</text:p>
          </table:table-cell>
          <table:table-cell/>
          <table:table-cell table:formula="of:=CONCATENATE(&quot;\ipa{&quot;;[.A3];&quot;} &amp;&quot;)" office:value-type="string" office:string-value="\ipa{*y} &amp;">
            <text:p>\ipa{*y} &amp;</text:p>
          </table:table-cell>
          <table:table-cell table:formula="of:=CONCATENATE(&quot;\ipa{&quot;;[.B3];&quot;} &amp;&quot;)" office:value-type="string" office:string-value="\ipa{*yo\_phe} &amp;">
            <text:p>\ipa{*yo\_phe} &amp;</text:p>
          </table:table-cell>
          <table:table-cell table:formula="of:=CONCATENATE(&quot;\ipa{&quot;;[.C3];&quot;} &amp;&quot;)" office:value-type="string" office:string-value="\ipa{čho\_pȟÁ} &amp;">
            <text:p>\ipa{čho\_pȟÁ} &amp;</text:p>
          </table:table-cell>
          <table:table-cell table:formula="of:=CONCATENATE(&quot;\ipa{&quot;;[.D3];&quot;} &amp;&quot;)" office:value-type="string" office:string-value="\ipa{} &amp;">
            <text:p>\ipa{} &amp;</text:p>
          </table:table-cell>
          <table:table-cell table:formula="of:=CONCATENATE(&quot;\ipa{&quot;;[.E3];&quot;} &amp;&quot;)" office:value-type="string" office:string-value="\ipa{žúhe} &amp;">
            <text:p>\ipa{žúhe} &amp;</text:p>
          </table:table-cell>
          <table:table-cell table:formula="of:=CONCATENATE(&quot;\ipa{&quot;;[.F3];&quot;} &amp;&quot;)" office:value-type="string" office:string-value="\ipa{žophé} &amp;">
            <text:p>\ipa{žophé} &amp;</text:p>
          </table:table-cell>
          <table:table-cell table:formula="of:=CONCATENATE(&quot;\ipa{&quot;;[.G3];&quot;} &amp;&quot;)" office:value-type="string" office:string-value="\ipa{žó\_pše} &amp;">
            <text:p>\ipa{žó\_pše} &amp;</text:p>
          </table:table-cell>
          <table:table-cell table:formula="of:=CONCATENATE(&quot;\ipa{&quot;;[.H3];&quot;} &amp;&quot;)" office:value-type="string" office:string-value="\ipa{} &amp;">
            <text:p>\ipa{} &amp;</text:p>
          </table:table-cell>
          <table:table-cell table:formula="of:=CONCATENATE([.I3];&quot; &amp;&quot;)" office:value-type="string" office:string-value="wade &amp;">
            <text:p>wade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2">
          <table:table-cell office:value-type="string">
            <text:p>*y</text:p>
          </table:table-cell>
          <table:table-cell table:style-name="ce3" office:value-type="string">
            <text:p>*yá•pE</text:p>
          </table:table-cell>
          <table:table-cell table:style-name="ce4" office:value-type="string">
            <text:p>č<text:span text:style-name="T2">hápa</text:span></text:p>
          </table:table-cell>
          <table:table-cell table:style-name="ce4" office:value-type="string">
            <text:p>č<text:span text:style-name="T2">hápa</text:span></text:p>
          </table:table-cell>
          <table:table-cell table:style-name="ce3" office:value-type="string">
            <text:p>žábe</text:p>
          </table:table-cell>
          <table:table-cell table:style-name="ce3" office:value-type="string">
            <text:p>žábe</text:p>
          </table:table-cell>
          <table:table-cell table:style-name="ce3" office:value-type="string">
            <text:p>žápe</text:p>
          </table:table-cell>
          <table:table-cell table:style-name="ce3" office:value-type="string">
            <text:p>žáwe</text:p>
          </table:table-cell>
          <table:table-cell office:value-type="string">
            <text:p>beaver</text:p>
          </table:table-cell>
          <table:table-cell/>
          <table:table-cell office:value-type="string">
            <text:p>&amp;</text:p>
          </table:table-cell>
          <table:table-cell table:formula="of:=CONCATENATE(&quot;\ipa{&quot;;[.B4];&quot;} &amp;&quot;)" office:value-type="string" office:string-value="\ipa{*yá•pE} &amp;">
            <text:p>\ipa{*yá•pE} &amp;</text:p>
          </table:table-cell>
          <table:table-cell table:formula="of:=CONCATENATE(&quot;\ipa{&quot;;[.C4];&quot;} &amp;&quot;)" office:value-type="string" office:string-value="\ipa{čhápa} &amp;">
            <text:p>\ipa{čhápa} &amp;</text:p>
          </table:table-cell>
          <table:table-cell table:formula="of:=CONCATENATE(&quot;\ipa{&quot;;[.D4];&quot;} &amp;&quot;)" office:value-type="string" office:string-value="\ipa{čhápa} &amp;">
            <text:p>\ipa{čhápa} &amp;</text:p>
          </table:table-cell>
          <table:table-cell table:formula="of:=CONCATENATE(&quot;\ipa{&quot;;[.E4];&quot;} &amp;&quot;)" office:value-type="string" office:string-value="\ipa{žábe} &amp;">
            <text:p>\ipa{žábe} &amp;</text:p>
          </table:table-cell>
          <table:table-cell table:formula="of:=CONCATENATE(&quot;\ipa{&quot;;[.F4];&quot;} &amp;&quot;)" office:value-type="string" office:string-value="\ipa{žábe} &amp;">
            <text:p>\ipa{žábe} &amp;</text:p>
          </table:table-cell>
          <table:table-cell table:formula="of:=CONCATENATE(&quot;\ipa{&quot;;[.G4];&quot;} &amp;&quot;)" office:value-type="string" office:string-value="\ipa{žápe} &amp;">
            <text:p>\ipa{žápe} &amp;</text:p>
          </table:table-cell>
          <table:table-cell table:formula="of:=CONCATENATE(&quot;\ipa{&quot;;[.H4];&quot;} &amp;&quot;)" office:value-type="string" office:string-value="\ipa{žáwe} &amp;">
            <text:p>\ipa{žáwe} &amp;</text:p>
          </table:table-cell>
          <table:table-cell table:formula="of:=CONCATENATE([.I4];&quot; &amp;&quot;)" office:value-type="string" office:string-value="beaver &amp;">
            <text:p>beaver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2">
          <table:table-cell office:value-type="string">
            <text:p>*y</text:p>
          </table:table-cell>
          <table:table-cell table:style-name="ce3" office:value-type="string">
            <text:p>*yá•že</text:p>
          </table:table-cell>
          <table:table-cell table:style-name="ce4" office:value-type="string">
            <text:p>č<text:span text:style-name="T2">hažé</text:span></text:p>
          </table:table-cell>
          <table:table-cell table:style-name="ce4" office:value-type="string">
            <text:p>č<text:span text:style-name="T2">hažé</text:span></text:p>
          </table:table-cell>
          <table:table-cell table:style-name="ce3" office:value-type="string">
            <text:p>žáže</text:p>
          </table:table-cell>
          <table:table-cell table:style-name="ce3" office:value-type="string">
            <text:p>žá•že</text:p>
          </table:table-cell>
          <table:table-cell table:style-name="ce3" office:value-type="string">
            <text:p>žáže</text:p>
          </table:table-cell>
          <table:table-cell table:style-name="ce3" office:value-type="string">
            <text:p>žáže</text:p>
          </table:table-cell>
          <table:table-cell office:value-type="string">
            <text:p>name</text:p>
          </table:table-cell>
          <table:table-cell/>
          <table:table-cell office:value-type="string">
            <text:p>&amp;</text:p>
          </table:table-cell>
          <table:table-cell table:formula="of:=CONCATENATE(&quot;\ipa{&quot;;[.B5];&quot;} &amp;&quot;)" office:value-type="string" office:string-value="\ipa{*yá•že} &amp;">
            <text:p>\ipa{*yá•že} &amp;</text:p>
          </table:table-cell>
          <table:table-cell table:formula="of:=CONCATENATE(&quot;\ipa{&quot;;[.C5];&quot;} &amp;&quot;)" office:value-type="string" office:string-value="\ipa{čhažé} &amp;">
            <text:p>\ipa{čhažé} &amp;</text:p>
          </table:table-cell>
          <table:table-cell table:formula="of:=CONCATENATE(&quot;\ipa{&quot;;[.D5];&quot;} &amp;&quot;)" office:value-type="string" office:string-value="\ipa{čhažé} &amp;">
            <text:p>\ipa{čhažé} &amp;</text:p>
          </table:table-cell>
          <table:table-cell table:formula="of:=CONCATENATE(&quot;\ipa{&quot;;[.E5];&quot;} &amp;&quot;)" office:value-type="string" office:string-value="\ipa{žáže} &amp;">
            <text:p>\ipa{žáže} &amp;</text:p>
          </table:table-cell>
          <table:table-cell table:formula="of:=CONCATENATE(&quot;\ipa{&quot;;[.F5];&quot;} &amp;&quot;)" office:value-type="string" office:string-value="\ipa{žá•že} &amp;">
            <text:p>\ipa{žá•že} &amp;</text:p>
          </table:table-cell>
          <table:table-cell table:formula="of:=CONCATENATE(&quot;\ipa{&quot;;[.G5];&quot;} &amp;&quot;)" office:value-type="string" office:string-value="\ipa{žáže} &amp;">
            <text:p>\ipa{žáže} &amp;</text:p>
          </table:table-cell>
          <table:table-cell table:formula="of:=CONCATENATE(&quot;\ipa{&quot;;[.H5];&quot;} &amp;&quot;)" office:value-type="string" office:string-value="\ipa{žáže} &amp;">
            <text:p>\ipa{žáže} &amp;</text:p>
          </table:table-cell>
          <table:table-cell table:formula="of:=CONCATENATE([.I5];&quot; &amp;&quot;)" office:value-type="string" office:string-value="name &amp;">
            <text:p>name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y</text:p>
          </table:table-cell>
          <table:table-cell office:value-type="string">
            <text:p>*yeká</text:p>
          </table:table-cell>
          <table:table-cell office:value-type="string">
            <text:p>čhečá</text:p>
          </table:table-cell>
          <table:table-cell/>
          <table:table-cell table:number-columns-repeated="2" office:value-type="string">
            <text:p>žegá</text:p>
          </table:table-cell>
          <table:table-cell table:number-columns-repeated="2" office:value-type="string">
            <text:p>žeká</text:p>
          </table:table-cell>
          <table:table-cell office:value-type="string">
            <text:p>thigh, leg</text:p>
          </table:table-cell>
          <table:table-cell/>
          <table:table-cell office:value-type="string">
            <text:p>&amp;</text:p>
          </table:table-cell>
          <table:table-cell table:formula="of:=CONCATENATE(&quot;\ipa{&quot;;[.B6];&quot;} &amp;&quot;)" office:value-type="string" office:string-value="\ipa{*yeká} &amp;">
            <text:p>\ipa{*yeká} &amp;</text:p>
          </table:table-cell>
          <table:table-cell table:formula="of:=CONCATENATE(&quot;\ipa{&quot;;[.C6];&quot;} &amp;&quot;)" office:value-type="string" office:string-value="\ipa{čhečá} &amp;">
            <text:p>\ipa{čhečá} &amp;</text:p>
          </table:table-cell>
          <table:table-cell table:formula="of:=CONCATENATE(&quot;\ipa{&quot;;[.D6];&quot;} &amp;&quot;)" office:value-type="string" office:string-value="\ipa{} &amp;">
            <text:p>\ipa{} &amp;</text:p>
          </table:table-cell>
          <table:table-cell table:formula="of:=CONCATENATE(&quot;\ipa{&quot;;[.E6];&quot;} &amp;&quot;)" office:value-type="string" office:string-value="\ipa{žegá} &amp;">
            <text:p>\ipa{žegá} &amp;</text:p>
          </table:table-cell>
          <table:table-cell table:formula="of:=CONCATENATE(&quot;\ipa{&quot;;[.F6];&quot;} &amp;&quot;)" office:value-type="string" office:string-value="\ipa{žegá} &amp;">
            <text:p>\ipa{žegá} &amp;</text:p>
          </table:table-cell>
          <table:table-cell table:formula="of:=CONCATENATE(&quot;\ipa{&quot;;[.G6];&quot;} &amp;&quot;)" office:value-type="string" office:string-value="\ipa{žeká} &amp;">
            <text:p>\ipa{žeká} &amp;</text:p>
          </table:table-cell>
          <table:table-cell table:formula="of:=CONCATENATE(&quot;\ipa{&quot;;[.H6];&quot;} &amp;&quot;)" office:value-type="string" office:string-value="\ipa{žeká} &amp;">
            <text:p>\ipa{žeká} &amp;</text:p>
          </table:table-cell>
          <table:table-cell table:formula="of:=CONCATENATE([.I6];&quot; &amp;&quot;)" office:value-type="string" office:string-value="thigh, leg &amp;">
            <text:p>thigh, leg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y</text:p>
          </table:table-cell>
          <table:table-cell table:style-name="ce4" office:value-type="string">
            <text:p>*yá•phe</text:p>
          </table:table-cell>
          <table:table-cell table:style-name="ce4" office:value-type="string">
            <text:p>čha\_pȟÁ</text:p>
          </table:table-cell>
          <table:table-cell table:style-name="ce4"/>
          <table:table-cell table:style-name="ce6" office:value-type="string">
            <text:p>žáhe</text:p>
          </table:table-cell>
          <table:table-cell table:style-name="ce4" office:value-type="string">
            <text:p>žáphe</text:p>
          </table:table-cell>
          <table:table-cell/>
          <table:table-cell table:style-name="ce4"/>
          <table:table-cell office:value-type="string">
            <text:p>stab</text:p>
          </table:table-cell>
          <table:table-cell/>
          <table:table-cell office:value-type="string">
            <text:p>&amp;</text:p>
          </table:table-cell>
          <table:table-cell table:formula="of:=CONCATENATE(&quot;\ipa{&quot;;[.B7];&quot;} &amp;&quot;)" office:value-type="string" office:string-value="\ipa{*yá•phe} &amp;">
            <text:p>\ipa{*yá•phe} &amp;</text:p>
          </table:table-cell>
          <table:table-cell table:formula="of:=CONCATENATE(&quot;\ipa{&quot;;[.C7];&quot;} &amp;&quot;)" office:value-type="string" office:string-value="\ipa{čha\_pȟÁ} &amp;">
            <text:p>\ipa{čha\_pȟÁ} &amp;</text:p>
          </table:table-cell>
          <table:table-cell table:formula="of:=CONCATENATE(&quot;\ipa{&quot;;[.D7];&quot;} &amp;&quot;)" office:value-type="string" office:string-value="\ipa{} &amp;">
            <text:p>\ipa{} &amp;</text:p>
          </table:table-cell>
          <table:table-cell table:formula="of:=CONCATENATE(&quot;\ipa{&quot;;[.E7];&quot;} &amp;&quot;)" office:value-type="string" office:string-value="\ipa{žáhe} &amp;">
            <text:p>\ipa{žáhe} &amp;</text:p>
          </table:table-cell>
          <table:table-cell table:formula="of:=CONCATENATE(&quot;\ipa{&quot;;[.F7];&quot;} &amp;&quot;)" office:value-type="string" office:string-value="\ipa{žáphe} &amp;">
            <text:p>\ipa{žáphe} &amp;</text:p>
          </table:table-cell>
          <table:table-cell table:formula="of:=CONCATENATE(&quot;\ipa{&quot;;[.G7];&quot;} &amp;&quot;)" office:value-type="string" office:string-value="\ipa{} &amp;">
            <text:p>\ipa{} &amp;</text:p>
          </table:table-cell>
          <table:table-cell table:formula="of:=CONCATENATE(&quot;\ipa{&quot;;[.H7];&quot;} &amp;&quot;)" office:value-type="string" office:string-value="\ipa{} &amp;">
            <text:p>\ipa{} &amp;</text:p>
          </table:table-cell>
          <table:table-cell table:formula="of:=CONCATENATE([.I7];&quot; &amp;&quot;)" office:value-type="string" office:string-value="stab &amp;">
            <text:p>stab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*r-</text:p>
          </table:table-cell>
          <table:table-cell table:style-name="ce4" office:value-type="string">
            <text:p>*r<text:span text:style-name="T1">a-</text:span></text:p>
          </table:table-cell>
          <table:table-cell table:style-name="ce4" office:value-type="string">
            <text:p>ya-</text:p>
          </table:table-cell>
          <table:table-cell table:style-name="ce4" office:value-type="string">
            <text:p>ya-</text:p>
          </table:table-cell>
          <table:table-cell table:style-name="ce3" office:value-type="string">
            <text:p>ða-</text:p>
          </table:table-cell>
          <table:table-cell table:style-name="ce3" office:value-type="string">
            <text:p>ya-</text:p>
          </table:table-cell>
          <table:table-cell table:style-name="ce3" office:value-type="string">
            <text:p>ða-</text:p>
          </table:table-cell>
          <table:table-cell table:style-name="ce3" office:value-type="string">
            <text:p>da-</text:p>
          </table:table-cell>
          <table:table-cell office:value-type="string">
            <text:p>by mouth</text:p>
          </table:table-cell>
          <table:table-cell/>
          <table:table-cell table:formula="of:=CONCATENATE(&quot;\ipa{&quot;;[.A9];&quot;} &amp;&quot;)" office:value-type="string" office:string-value="\ipa{*r-} &amp;">
            <text:p>\ipa{*r-} &amp;</text:p>
          </table:table-cell>
          <table:table-cell table:formula="of:=CONCATENATE(&quot;\ipa{&quot;;[.B9];&quot;} &amp;&quot;)" office:value-type="string" office:string-value="\ipa{*ra-} &amp;">
            <text:p>\ipa{*ra-} &amp;</text:p>
          </table:table-cell>
          <table:table-cell table:formula="of:=CONCATENATE(&quot;\ipa{&quot;;[.C9];&quot;} &amp;&quot;)" office:value-type="string" office:string-value="\ipa{ya-} &amp;">
            <text:p>\ipa{ya-} &amp;</text:p>
          </table:table-cell>
          <table:table-cell table:formula="of:=CONCATENATE(&quot;\ipa{&quot;;[.D9];&quot;} &amp;&quot;)" office:value-type="string" office:string-value="\ipa{ya-} &amp;">
            <text:p>\ipa{ya-} &amp;</text:p>
          </table:table-cell>
          <table:table-cell table:formula="of:=CONCATENATE(&quot;\ipa{&quot;;[.E9];&quot;} &amp;&quot;)" office:value-type="string" office:string-value="\ipa{ða-} &amp;">
            <text:p>\ipa{ða-} &amp;</text:p>
          </table:table-cell>
          <table:table-cell table:formula="of:=CONCATENATE(&quot;\ipa{&quot;;[.F9];&quot;} &amp;&quot;)" office:value-type="string" office:string-value="\ipa{ya-} &amp;">
            <text:p>\ipa{ya-} &amp;</text:p>
          </table:table-cell>
          <table:table-cell table:formula="of:=CONCATENATE(&quot;\ipa{&quot;;[.G9];&quot;} &amp;&quot;)" office:value-type="string" office:string-value="\ipa{ða-} &amp;">
            <text:p>\ipa{ða-} &amp;</text:p>
          </table:table-cell>
          <table:table-cell table:formula="of:=CONCATENATE(&quot;\ipa{&quot;;[.H9];&quot;} &amp;&quot;)" office:value-type="string" office:string-value="\ipa{da-} &amp;">
            <text:p>\ipa{da-} &amp;</text:p>
          </table:table-cell>
          <table:table-cell table:formula="of:=CONCATENATE([.I9];&quot; &amp;&quot;)" office:value-type="string" office:string-value="by mouth &amp;">
            <text:p>by mouth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3">
          <table:table-cell office:value-type="string">
            <text:p>*r-</text:p>
          </table:table-cell>
          <table:table-cell office:value-type="string">
            <text:p>*ru-</text:p>
          </table:table-cell>
          <table:table-cell table:number-columns-repeated="2" office:value-type="string">
            <text:p>yu-</text:p>
          </table:table-cell>
          <table:table-cell table:style-name="ce3" office:value-type="string">
            <text:p>ði-</text:p>
          </table:table-cell>
          <table:table-cell table:style-name="ce3" office:value-type="string">
            <text:p>yü-</text:p>
          </table:table-cell>
          <table:table-cell table:style-name="ce3" office:value-type="string">
            <text:p>ðu-</text:p>
          </table:table-cell>
          <table:table-cell office:value-type="string">
            <text:p>di-</text:p>
          </table:table-cell>
          <table:table-cell office:value-type="string">
            <text:p>by hand</text:p>
          </table:table-cell>
          <table:table-cell/>
          <table:table-cell office:value-type="string">
            <text:p>&amp;</text:p>
          </table:table-cell>
          <table:table-cell table:formula="of:=CONCATENATE(&quot;\ipa{&quot;;[.B10];&quot;} &amp;&quot;)" office:value-type="string" office:string-value="\ipa{*ru-} &amp;">
            <text:p>\ipa{*ru-} &amp;</text:p>
          </table:table-cell>
          <table:table-cell table:formula="of:=CONCATENATE(&quot;\ipa{&quot;;[.C10];&quot;} &amp;&quot;)" office:value-type="string" office:string-value="\ipa{yu-} &amp;">
            <text:p>\ipa{yu-} &amp;</text:p>
          </table:table-cell>
          <table:table-cell table:formula="of:=CONCATENATE(&quot;\ipa{&quot;;[.D10];&quot;} &amp;&quot;)" office:value-type="string" office:string-value="\ipa{yu-} &amp;">
            <text:p>\ipa{yu-} &amp;</text:p>
          </table:table-cell>
          <table:table-cell table:formula="of:=CONCATENATE(&quot;\ipa{&quot;;[.E10];&quot;} &amp;&quot;)" office:value-type="string" office:string-value="\ipa{ði-} &amp;">
            <text:p>\ipa{ði-} &amp;</text:p>
          </table:table-cell>
          <table:table-cell table:formula="of:=CONCATENATE(&quot;\ipa{&quot;;[.F10];&quot;} &amp;&quot;)" office:value-type="string" office:string-value="\ipa{yü-} &amp;">
            <text:p>\ipa{yü-} &amp;</text:p>
          </table:table-cell>
          <table:table-cell table:formula="of:=CONCATENATE(&quot;\ipa{&quot;;[.G10];&quot;} &amp;&quot;)" office:value-type="string" office:string-value="\ipa{ðu-} &amp;">
            <text:p>\ipa{ðu-} &amp;</text:p>
          </table:table-cell>
          <table:table-cell table:formula="of:=CONCATENATE(&quot;\ipa{&quot;;[.H10];&quot;} &amp;&quot;)" office:value-type="string" office:string-value="\ipa{di-} &amp;">
            <text:p>\ipa{di-} &amp;</text:p>
          </table:table-cell>
          <table:table-cell table:formula="of:=CONCATENATE([.I10];&quot; &amp;&quot;)" office:value-type="string" office:string-value="by hand &amp;">
            <text:p>by hand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3">
          <table:table-cell office:value-type="string">
            <text:p>*r-</text:p>
          </table:table-cell>
          <table:table-cell office:value-type="string">
            <text:p>*xurá</text:p>
          </table:table-cell>
          <table:table-cell office:value-type="string">
            <text:p>ȟuyá</text:p>
          </table:table-cell>
          <table:table-cell/>
          <table:table-cell table:style-name="ce3" office:value-type="string">
            <text:p>xiðá</text:p>
          </table:table-cell>
          <table:table-cell table:style-name="ce3" office:value-type="string">
            <text:p>xüyá</text:p>
          </table:table-cell>
          <table:table-cell table:style-name="ce3" office:value-type="string">
            <text:p>xúða</text:p>
          </table:table-cell>
          <table:table-cell office:value-type="string">
            <text:p>xidá</text:p>
          </table:table-cell>
          <table:table-cell office:value-type="string">
            <text:p>eagle</text:p>
          </table:table-cell>
          <table:table-cell/>
          <table:table-cell office:value-type="string">
            <text:p>&amp;</text:p>
          </table:table-cell>
          <table:table-cell table:formula="of:=CONCATENATE(&quot;\ipa{&quot;;[.B11];&quot;} &amp;&quot;)" office:value-type="string" office:string-value="\ipa{*xurá} &amp;">
            <text:p>\ipa{*xurá} &amp;</text:p>
          </table:table-cell>
          <table:table-cell table:formula="of:=CONCATENATE(&quot;\ipa{&quot;;[.C11];&quot;} &amp;&quot;)" office:value-type="string" office:string-value="\ipa{ȟuyá} &amp;">
            <text:p>\ipa{ȟuyá} &amp;</text:p>
          </table:table-cell>
          <table:table-cell table:formula="of:=CONCATENATE(&quot;\ipa{&quot;;[.D11];&quot;} &amp;&quot;)" office:value-type="string" office:string-value="\ipa{} &amp;">
            <text:p>\ipa{} &amp;</text:p>
          </table:table-cell>
          <table:table-cell table:formula="of:=CONCATENATE(&quot;\ipa{&quot;;[.E11];&quot;} &amp;&quot;)" office:value-type="string" office:string-value="\ipa{xiðá} &amp;">
            <text:p>\ipa{xiðá} &amp;</text:p>
          </table:table-cell>
          <table:table-cell table:formula="of:=CONCATENATE(&quot;\ipa{&quot;;[.F11];&quot;} &amp;&quot;)" office:value-type="string" office:string-value="\ipa{xüyá} &amp;">
            <text:p>\ipa{xüyá} &amp;</text:p>
          </table:table-cell>
          <table:table-cell table:formula="of:=CONCATENATE(&quot;\ipa{&quot;;[.G11];&quot;} &amp;&quot;)" office:value-type="string" office:string-value="\ipa{xúða} &amp;">
            <text:p>\ipa{xúða} &amp;</text:p>
          </table:table-cell>
          <table:table-cell table:formula="of:=CONCATENATE(&quot;\ipa{&quot;;[.H11];&quot;} &amp;&quot;)" office:value-type="string" office:string-value="\ipa{xidá} &amp;">
            <text:p>\ipa{xidá} &amp;</text:p>
          </table:table-cell>
          <table:table-cell table:formula="of:=CONCATENATE([.I11];&quot; &amp;&quot;)" office:value-type="string" office:string-value="eagle &amp;">
            <text:p>eagle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3">
          <table:table-cell office:value-type="string">
            <text:p>*r-</text:p>
          </table:table-cell>
          <table:table-cell office:value-type="string">
            <text:p>*rÉ</text:p>
          </table:table-cell>
          <table:table-cell office:value-type="string">
            <text:p>yA´</text:p>
          </table:table-cell>
          <table:table-cell/>
          <table:table-cell table:style-name="ce3" office:value-type="string">
            <text:p>ðÉ</text:p>
          </table:table-cell>
          <table:table-cell table:style-name="ce3" office:value-type="string">
            <text:p>yÉ</text:p>
          </table:table-cell>
          <table:table-cell table:style-name="ce7" office:value-type="string">
            <text:p>(a)ðée</text:p>
          </table:table-cell>
          <table:table-cell office:value-type="string">
            <text:p>dÉ</text:p>
          </table:table-cell>
          <table:table-cell office:value-type="string">
            <text:p>go</text:p>
          </table:table-cell>
          <table:table-cell/>
          <table:table-cell office:value-type="string">
            <text:p>&amp;</text:p>
          </table:table-cell>
          <table:table-cell table:formula="of:=CONCATENATE(&quot;\ipa{&quot;;[.B12];&quot;} &amp;&quot;)" office:value-type="string" office:string-value="\ipa{*rÉ} &amp;">
            <text:p>\ipa{*rÉ} &amp;</text:p>
          </table:table-cell>
          <table:table-cell table:formula="of:=CONCATENATE(&quot;\ipa{&quot;;[.C12];&quot;} &amp;&quot;)" office:value-type="string" office:string-value="\ipa{yA´} &amp;">
            <text:p>\ipa{yA´} &amp;</text:p>
          </table:table-cell>
          <table:table-cell table:formula="of:=CONCATENATE(&quot;\ipa{&quot;;[.D12];&quot;} &amp;&quot;)" office:value-type="string" office:string-value="\ipa{} &amp;">
            <text:p>\ipa{} &amp;</text:p>
          </table:table-cell>
          <table:table-cell table:formula="of:=CONCATENATE(&quot;\ipa{&quot;;[.E12];&quot;} &amp;&quot;)" office:value-type="string" office:string-value="\ipa{ðÉ} &amp;">
            <text:p>\ipa{ðÉ} &amp;</text:p>
          </table:table-cell>
          <table:table-cell table:formula="of:=CONCATENATE(&quot;\ipa{&quot;;[.F12];&quot;} &amp;&quot;)" office:value-type="string" office:string-value="\ipa{yÉ} &amp;">
            <text:p>\ipa{yÉ} &amp;</text:p>
          </table:table-cell>
          <table:table-cell table:formula="of:=CONCATENATE(&quot;\ipa{&quot;;[.G12];&quot;} &amp;&quot;)" office:value-type="string" office:string-value="\ipa{(a)ðée} &amp;">
            <text:p>\ipa{(a)ðée} &amp;</text:p>
          </table:table-cell>
          <table:table-cell table:formula="of:=CONCATENATE(&quot;\ipa{&quot;;[.H12];&quot;} &amp;&quot;)" office:value-type="string" office:string-value="\ipa{dÉ} &amp;">
            <text:p>\ipa{dÉ} &amp;</text:p>
          </table:table-cell>
          <table:table-cell table:formula="of:=CONCATENATE([.I12];&quot; &amp;&quot;)" office:value-type="string" office:string-value="go &amp;">
            <text:p>go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3" table:number-columns-repeated="3"/>
          <table:table-cell table:number-columns-repeated="1017"/>
        </table:table-row>
        <table:table-row table:style-name="ro3">
          <table:table-cell office:value-type="string">
            <text:p>*R</text:p>
          </table:table-cell>
          <table:table-cell office:value-type="string">
            <text:p>*Ró•te</text:p>
          </table:table-cell>
          <table:table-cell office:value-type="string">
            <text:p>loté</text:p>
          </table:table-cell>
          <table:table-cell office:value-type="string">
            <text:p>doté</text:p>
          </table:table-cell>
          <table:table-cell table:style-name="ce3" office:value-type="string">
            <text:p>núde</text:p>
          </table:table-cell>
          <table:table-cell table:style-name="ce3" office:value-type="string">
            <text:p>dó•ǰe</text:p>
          </table:table-cell>
          <table:table-cell table:style-name="ce3" office:value-type="string">
            <text:p>tóoce</text:p>
          </table:table-cell>
          <table:table-cell office:value-type="string">
            <text:p>tótte</text:p>
          </table:table-cell>
          <table:table-cell office:value-type="string">
            <text:p>throat</text:p>
          </table:table-cell>
          <table:table-cell/>
          <table:table-cell table:formula="of:=CONCATENATE(&quot;\ipa{&quot;;[.A14];&quot;} &amp;&quot;)" office:value-type="string" office:string-value="\ipa{*R} &amp;">
            <text:p>\ipa{*R} &amp;</text:p>
          </table:table-cell>
          <table:table-cell table:formula="of:=CONCATENATE(&quot;\ipa{&quot;;[.B14];&quot;} &amp;&quot;)" office:value-type="string" office:string-value="\ipa{*Ró•te} &amp;">
            <text:p>\ipa{*Ró•te} &amp;</text:p>
          </table:table-cell>
          <table:table-cell table:formula="of:=CONCATENATE(&quot;\ipa{&quot;;[.C14];&quot;} &amp;&quot;)" office:value-type="string" office:string-value="\ipa{loté} &amp;">
            <text:p>\ipa{loté} &amp;</text:p>
          </table:table-cell>
          <table:table-cell table:formula="of:=CONCATENATE(&quot;\ipa{&quot;;[.D14];&quot;} &amp;&quot;)" office:value-type="string" office:string-value="\ipa{doté} &amp;">
            <text:p>\ipa{doté} &amp;</text:p>
          </table:table-cell>
          <table:table-cell table:formula="of:=CONCATENATE(&quot;\ipa{&quot;;[.E14];&quot;} &amp;&quot;)" office:value-type="string" office:string-value="\ipa{núde} &amp;">
            <text:p>\ipa{núde} &amp;</text:p>
          </table:table-cell>
          <table:table-cell table:formula="of:=CONCATENATE(&quot;\ipa{&quot;;[.F14];&quot;} &amp;&quot;)" office:value-type="string" office:string-value="\ipa{dó•ǰe} &amp;">
            <text:p>\ipa{dó•ǰe} &amp;</text:p>
          </table:table-cell>
          <table:table-cell table:formula="of:=CONCATENATE(&quot;\ipa{&quot;;[.G14];&quot;} &amp;&quot;)" office:value-type="string" office:string-value="\ipa{tóoce} &amp;">
            <text:p>\ipa{tóoce} &amp;</text:p>
          </table:table-cell>
          <table:table-cell table:formula="of:=CONCATENATE(&quot;\ipa{&quot;;[.H14];&quot;} &amp;&quot;)" office:value-type="string" office:string-value="\ipa{tótte} &amp;">
            <text:p>\ipa{tótte} &amp;</text:p>
          </table:table-cell>
          <table:table-cell table:formula="of:=CONCATENATE([.I14];&quot; &amp;&quot;)" office:value-type="string" office:string-value="throat &amp;">
            <text:p>throat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2">
          <table:table-cell office:value-type="string">
            <text:p>*R</text:p>
          </table:table-cell>
          <table:table-cell office:value-type="string">
            <text:p>*(i-)<text:span text:style-name="T2">Rekší</text:span></text:p>
          </table:table-cell>
          <table:table-cell table:style-name="ce3" office:value-type="string">
            <text:p>lekší</text:p>
          </table:table-cell>
          <table:table-cell table:style-name="ce3" office:value-type="string">
            <text:p>dekší</text:p>
          </table:table-cell>
          <table:table-cell table:style-name="ce3" office:value-type="string">
            <text:p>inégi</text:p>
          </table:table-cell>
          <table:table-cell table:style-name="ce4" office:value-type="string">
            <text:p>i<text:span text:style-name="T1">ǰ</text:span><text:span text:style-name="T2">égi</text:span></text:p>
          </table:table-cell>
          <table:table-cell table:style-name="ce8" office:value-type="string">
            <text:p>įcéki</text:p>
          </table:table-cell>
          <table:table-cell table:style-name="ce3" office:value-type="string">
            <text:p>ittéke</text:p>
          </table:table-cell>
          <table:table-cell office:value-type="string">
            <text:p>MB</text:p>
          </table:table-cell>
          <table:table-cell/>
          <table:table-cell office:value-type="string">
            <text:p>&amp;</text:p>
          </table:table-cell>
          <table:table-cell table:formula="of:=CONCATENATE(&quot;\ipa{&quot;;[.B15];&quot;} &amp;&quot;)" office:value-type="string" office:string-value="\ipa{*(i-)Rekší} &amp;">
            <text:p>\ipa{*(i-)Rekší} &amp;</text:p>
          </table:table-cell>
          <table:table-cell table:formula="of:=CONCATENATE(&quot;\ipa{&quot;;[.C15];&quot;} &amp;&quot;)" office:value-type="string" office:string-value="\ipa{lekší} &amp;">
            <text:p>\ipa{lekší} &amp;</text:p>
          </table:table-cell>
          <table:table-cell table:formula="of:=CONCATENATE(&quot;\ipa{&quot;;[.D15];&quot;} &amp;&quot;)" office:value-type="string" office:string-value="\ipa{dekší} &amp;">
            <text:p>\ipa{dekší} &amp;</text:p>
          </table:table-cell>
          <table:table-cell table:formula="of:=CONCATENATE(&quot;\ipa{&quot;;[.E15];&quot;} &amp;&quot;)" office:value-type="string" office:string-value="\ipa{inégi} &amp;">
            <text:p>\ipa{inégi} &amp;</text:p>
          </table:table-cell>
          <table:table-cell table:formula="of:=CONCATENATE(&quot;\ipa{&quot;;[.F15];&quot;} &amp;&quot;)" office:value-type="string" office:string-value="\ipa{iǰégi} &amp;">
            <text:p>\ipa{iǰégi} &amp;</text:p>
          </table:table-cell>
          <table:table-cell table:formula="of:=CONCATENATE(&quot;\ipa{&quot;;[.G15];&quot;} &amp;&quot;)" office:value-type="string" office:string-value="\ipa{įcéki} &amp;">
            <text:p>\ipa{įcéki} &amp;</text:p>
          </table:table-cell>
          <table:table-cell table:formula="of:=CONCATENATE(&quot;\ipa{&quot;;[.H15];&quot;} &amp;&quot;)" office:value-type="string" office:string-value="\ipa{ittéke} &amp;">
            <text:p>\ipa{ittéke} &amp;</text:p>
          </table:table-cell>
          <table:table-cell table:formula="of:=CONCATENATE([.I15];&quot; &amp;&quot;)" office:value-type="string" office:string-value="MB &amp;">
            <text:p>MB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R</text:p>
          </table:table-cell>
          <table:table-cell office:value-type="string">
            <text:p>*Rá</text:p>
          </table:table-cell>
          <table:table-cell office:value-type="string">
            <text:p>lá</text:p>
          </table:table-cell>
          <table:table-cell office:value-type="string">
            <text:p>da</text:p>
          </table:table-cell>
          <table:table-cell office:value-type="string">
            <text:p>wana+</text:p>
          </table:table-cell>
          <table:table-cell office:value-type="string">
            <text:p>da</text:p>
          </table:table-cell>
          <table:table-cell office:value-type="string">
            <text:p>tá</text:p>
          </table:table-cell>
          <table:table-cell office:value-type="string">
            <text:p>wattá?</text:p>
          </table:table-cell>
          <table:table-cell office:value-type="string">
            <text:p>ask</text:p>
          </table:table-cell>
          <table:table-cell/>
          <table:table-cell office:value-type="string">
            <text:p>&amp;</text:p>
          </table:table-cell>
          <table:table-cell table:formula="of:=CONCATENATE(&quot;\ipa{&quot;;[.B16];&quot;} &amp;&quot;)" office:value-type="string" office:string-value="\ipa{*Rá} &amp;">
            <text:p>\ipa{*Rá} &amp;</text:p>
          </table:table-cell>
          <table:table-cell table:formula="of:=CONCATENATE(&quot;\ipa{&quot;;[.C16];&quot;} &amp;&quot;)" office:value-type="string" office:string-value="\ipa{lá} &amp;">
            <text:p>\ipa{lá} &amp;</text:p>
          </table:table-cell>
          <table:table-cell table:formula="of:=CONCATENATE(&quot;\ipa{&quot;;[.D16];&quot;} &amp;&quot;)" office:value-type="string" office:string-value="\ipa{da} &amp;">
            <text:p>\ipa{da} &amp;</text:p>
          </table:table-cell>
          <table:table-cell table:formula="of:=CONCATENATE(&quot;\ipa{&quot;;[.E16];&quot;} &amp;&quot;)" office:value-type="string" office:string-value="\ipa{wana+} &amp;">
            <text:p>\ipa{wana+} &amp;</text:p>
          </table:table-cell>
          <table:table-cell table:formula="of:=CONCATENATE(&quot;\ipa{&quot;;[.F16];&quot;} &amp;&quot;)" office:value-type="string" office:string-value="\ipa{da} &amp;">
            <text:p>\ipa{da} &amp;</text:p>
          </table:table-cell>
          <table:table-cell table:formula="of:=CONCATENATE(&quot;\ipa{&quot;;[.G16];&quot;} &amp;&quot;)" office:value-type="string" office:string-value="\ipa{tá} &amp;">
            <text:p>\ipa{tá} &amp;</text:p>
          </table:table-cell>
          <table:table-cell table:formula="of:=CONCATENATE(&quot;\ipa{&quot;;[.H16];&quot;} &amp;&quot;)" office:value-type="string" office:string-value="\ipa{wattá?} &amp;">
            <text:p>\ipa{wattá?} &amp;</text:p>
          </table:table-cell>
          <table:table-cell table:formula="of:=CONCATENATE([.I16];&quot; &amp;&quot;)" office:value-type="string" office:string-value="ask &amp;">
            <text:p>ask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R</text:p>
          </table:table-cell>
          <table:table-cell office:value-type="string">
            <text:p>*Ré•že</text:p>
          </table:table-cell>
          <table:table-cell office:value-type="string">
            <text:p>léžA</text:p>
          </table:table-cell>
          <table:table-cell office:value-type="string">
            <text:p>dežé</text:p>
          </table:table-cell>
          <table:table-cell office:value-type="string">
            <text:p>néže</text:p>
          </table:table-cell>
          <table:table-cell office:value-type="string">
            <text:p>ǰéže</text:p>
          </table:table-cell>
          <table:table-cell office:value-type="string">
            <text:p>céže</text:p>
          </table:table-cell>
          <table:table-cell office:value-type="string">
            <text:p>déže</text:p>
          </table:table-cell>
          <table:table-cell office:value-type="string">
            <text:p>urine</text:p>
          </table:table-cell>
          <table:table-cell/>
          <table:table-cell office:value-type="string">
            <text:p>&amp;</text:p>
          </table:table-cell>
          <table:table-cell table:formula="of:=CONCATENATE(&quot;\ipa{&quot;;[.B17];&quot;} &amp;&quot;)" office:value-type="string" office:string-value="\ipa{*Ré•že} &amp;">
            <text:p>\ipa{*Ré•že} &amp;</text:p>
          </table:table-cell>
          <table:table-cell table:formula="of:=CONCATENATE(&quot;\ipa{&quot;;[.C17];&quot;} &amp;&quot;)" office:value-type="string" office:string-value="\ipa{léžA} &amp;">
            <text:p>\ipa{léžA} &amp;</text:p>
          </table:table-cell>
          <table:table-cell table:formula="of:=CONCATENATE(&quot;\ipa{&quot;;[.D17];&quot;} &amp;&quot;)" office:value-type="string" office:string-value="\ipa{dežé} &amp;">
            <text:p>\ipa{dežé} &amp;</text:p>
          </table:table-cell>
          <table:table-cell table:formula="of:=CONCATENATE(&quot;\ipa{&quot;;[.E17];&quot;} &amp;&quot;)" office:value-type="string" office:string-value="\ipa{néže} &amp;">
            <text:p>\ipa{néže} &amp;</text:p>
          </table:table-cell>
          <table:table-cell table:formula="of:=CONCATENATE(&quot;\ipa{&quot;;[.F17];&quot;} &amp;&quot;)" office:value-type="string" office:string-value="\ipa{ǰéže} &amp;">
            <text:p>\ipa{ǰéže} &amp;</text:p>
          </table:table-cell>
          <table:table-cell table:formula="of:=CONCATENATE(&quot;\ipa{&quot;;[.G17];&quot;} &amp;&quot;)" office:value-type="string" office:string-value="\ipa{céže} &amp;">
            <text:p>\ipa{céže} &amp;</text:p>
          </table:table-cell>
          <table:table-cell table:formula="of:=CONCATENATE(&quot;\ipa{&quot;;[.H17];&quot;} &amp;&quot;)" office:value-type="string" office:string-value="\ipa{déže} &amp;">
            <text:p>\ipa{déže} &amp;</text:p>
          </table:table-cell>
          <table:table-cell table:formula="of:=CONCATENATE([.I17];&quot; &amp;&quot;)" office:value-type="string" office:string-value="urine &amp;">
            <text:p>urine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R</text:p>
          </table:table-cell>
          <table:table-cell office:value-type="string">
            <text:p>*Ré</text:p>
          </table:table-cell>
          <table:table-cell office:value-type="string">
            <text:p>o\_lé</text:p>
          </table:table-cell>
          <table:table-cell office:value-type="string">
            <text:p>o\_dé</text:p>
          </table:table-cell>
          <table:table-cell office:value-type="string">
            <text:p>u\_né</text:p>
          </table:table-cell>
          <table:table-cell office:value-type="string">
            <text:p>o\_ǰé</text:p>
          </table:table-cell>
          <table:table-cell office:value-type="string">
            <text:p>o\_cé</text:p>
          </table:table-cell>
          <table:table-cell office:value-type="string">
            <text:p>otté</text:p>
          </table:table-cell>
          <table:table-cell office:value-type="string">
            <text:p>hunt, look for</text:p>
          </table:table-cell>
          <table:table-cell/>
          <table:table-cell office:value-type="string">
            <text:p>&amp;</text:p>
          </table:table-cell>
          <table:table-cell table:formula="of:=CONCATENATE(&quot;\ipa{&quot;;[.B18];&quot;} &amp;&quot;)" office:value-type="string" office:string-value="\ipa{*Ré} &amp;">
            <text:p>\ipa{*Ré} &amp;</text:p>
          </table:table-cell>
          <table:table-cell table:formula="of:=CONCATENATE(&quot;\ipa{&quot;;[.C18];&quot;} &amp;&quot;)" office:value-type="string" office:string-value="\ipa{o\_lé} &amp;">
            <text:p>\ipa{o\_lé} &amp;</text:p>
          </table:table-cell>
          <table:table-cell table:formula="of:=CONCATENATE(&quot;\ipa{&quot;;[.D18];&quot;} &amp;&quot;)" office:value-type="string" office:string-value="\ipa{o\_dé} &amp;">
            <text:p>\ipa{o\_dé} &amp;</text:p>
          </table:table-cell>
          <table:table-cell table:formula="of:=CONCATENATE(&quot;\ipa{&quot;;[.E18];&quot;} &amp;&quot;)" office:value-type="string" office:string-value="\ipa{u\_né} &amp;">
            <text:p>\ipa{u\_né} &amp;</text:p>
          </table:table-cell>
          <table:table-cell table:formula="of:=CONCATENATE(&quot;\ipa{&quot;;[.F18];&quot;} &amp;&quot;)" office:value-type="string" office:string-value="\ipa{o\_ǰé} &amp;">
            <text:p>\ipa{o\_ǰé} &amp;</text:p>
          </table:table-cell>
          <table:table-cell table:formula="of:=CONCATENATE(&quot;\ipa{&quot;;[.G18];&quot;} &amp;&quot;)" office:value-type="string" office:string-value="\ipa{o\_cé} &amp;">
            <text:p>\ipa{o\_cé} &amp;</text:p>
          </table:table-cell>
          <table:table-cell table:formula="of:=CONCATENATE(&quot;\ipa{&quot;;[.H18];&quot;} &amp;&quot;)" office:value-type="string" office:string-value="\ipa{otté} &amp;">
            <text:p>\ipa{otté} &amp;</text:p>
          </table:table-cell>
          <table:table-cell table:formula="of:=CONCATENATE([.I18];&quot; &amp;&quot;)" office:value-type="string" office:string-value="hunt, look for &amp;">
            <text:p>hunt, look for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y</text:p>
          </table:table-cell>
          <table:table-cell office:value-type="string">
            <text:p>*yį́ka</text:p>
          </table:table-cell>
          <table:table-cell office:value-type="string">
            <text:p>čhiNčá</text:p>
          </table:table-cell>
          <table:table-cell/>
          <table:table-cell table:number-columns-repeated="2" office:value-type="string">
            <text:p>žį́ga</text:p>
          </table:table-cell>
          <table:table-cell table:number-columns-repeated="2" office:value-type="string">
            <text:p>žį́ka</text:p>
          </table:table-cell>
          <table:table-cell office:value-type="string">
            <text:p>little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*y</text:p>
          </table:table-cell>
          <table:table-cell table:style-name="ce1" office:value-type="string">
            <text:p>*e/aya-ʔį</text:p>
          </table:table-cell>
          <table:table-cell table:style-name="ce5" office:value-type="string">
            <text:p>ečhíŋ, ečháŋmi</text:p>
          </table:table-cell>
          <table:table-cell table:style-name="ce1"/>
          <table:table-cell table:style-name="ce1" office:value-type="string">
            <text:p>éž<text:span text:style-name="T1">ǫmį</text:span></text:p>
          </table:table-cell>
          <table:table-cell table:style-name="ce5" office:value-type="string">
            <text:p>ažį́, ažamį</text:p>
          </table:table-cell>
          <table:table-cell table:style-name="ce9" office:value-type="string">
            <text:p>ažį́, ážamį</text:p>
          </table:table-cell>
          <table:table-cell table:style-name="ce1"/>
          <table:table-cell table:style-name="ce1" office:value-type="string">
            <text:p>think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table:formula="of:=CONCATENATE(&quot;\ipa{&quot;;[.B21];&quot;} &amp;&quot;)" office:value-type="string" office:string-value="\ipa{*e/aya-ʔį} &amp;">
            <text:p>\ipa{*e/aya-ʔį} &amp;</text:p>
          </table:table-cell>
          <table:table-cell table:style-name="ce1" table:formula="of:=CONCATENATE(&quot;\ipa{&quot;;[.C21];&quot;} &amp;&quot;)" office:value-type="string" office:string-value="\ipa{ečhíŋ, ečháŋmi} &amp;">
            <text:p>\ipa{ečhíŋ, ečháŋmi} &amp;</text:p>
          </table:table-cell>
          <table:table-cell table:style-name="ce1" table:formula="of:=CONCATENATE(&quot;\ipa{&quot;;[.D21];&quot;} &amp;&quot;)" office:value-type="string" office:string-value="\ipa{} &amp;">
            <text:p>\ipa{} &amp;</text:p>
          </table:table-cell>
          <table:table-cell table:style-name="ce1" table:formula="of:=CONCATENATE(&quot;\ipa{&quot;;[.E21];&quot;} &amp;&quot;)" office:value-type="string" office:string-value="\ipa{éžǫmį} &amp;">
            <text:p>\ipa{éžǫmį} &amp;</text:p>
          </table:table-cell>
          <table:table-cell table:style-name="ce1" table:formula="of:=CONCATENATE(&quot;\ipa{&quot;;[.F21];&quot;} &amp;&quot;)" office:value-type="string" office:string-value="\ipa{ažį́, ažamį} &amp;">
            <text:p>\ipa{ažį́, ažamį} &amp;</text:p>
          </table:table-cell>
          <table:table-cell table:style-name="ce1" table:formula="of:=CONCATENATE(&quot;\ipa{&quot;;[.G21];&quot;} &amp;&quot;)" office:value-type="string" office:string-value="\ipa{ažį́, ážamį} &amp;">
            <text:p>\ipa{ažį́, ážamį} &amp;</text:p>
          </table:table-cell>
          <table:table-cell table:style-name="ce1" table:formula="of:=CONCATENATE(&quot;\ipa{&quot;;[.H21];&quot;} &amp;&quot;)" office:value-type="string" office:string-value="\ipa{} &amp;">
            <text:p>\ipa{} &amp;</text:p>
          </table:table-cell>
          <table:table-cell table:style-name="ce1" table:formula="of:=CONCATENATE([.I21];&quot; &amp;&quot;)" office:value-type="string" office:string-value="think &amp;">
            <text:p>think &amp;</text:p>
          </table:table-cell>
          <table:table-cell table:style-name="ce1" office:value-type="string">
            <text:p>\\</text:p>
          </table:table-cell>
          <table:table-cell table:style-name="ce1" table:number-columns-repeated="1004"/>
        </table:table-row>
        <table:table-row table:style-name="ro2">
          <table:table-cell office:value-type="string">
            <text:p>*y</text:p>
          </table:table-cell>
          <table:table-cell office:value-type="string">
            <text:p>*y<text:span text:style-name="T1">ą</text:span></text:p>
          </table:table-cell>
          <table:table-cell table:style-name="ce4" office:value-type="string">
            <text:p>č<text:span text:style-name="T2">h</text:span><text:span text:style-name="T1">áŋ</text:span></text:p>
          </table:table-cell>
          <table:table-cell table:style-name="ce4"/>
          <table:table-cell table:style-name="ce4" office:value-type="string">
            <text:p>ž<text:span text:style-name="T1">ǫ́</text:span></text:p>
          </table:table-cell>
          <table:table-cell table:style-name="ce4" office:value-type="string">
            <text:p>ž<text:span text:style-name="T1">ą</text:span></text:p>
          </table:table-cell>
          <table:table-cell table:style-name="ce4" office:value-type="string">
            <text:p>ž<text:span text:style-name="T1">ą́ą</text:span></text:p>
          </table:table-cell>
          <table:table-cell table:style-name="ce4" office:value-type="string">
            <text:p>ž<text:span text:style-name="T1">ą</text:span></text:p>
          </table:table-cell>
          <table:table-cell office:value-type="string">
            <text:p>wood</text:p>
          </table:table-cell>
          <table:table-cell table:number-columns-repeated="1015"/>
        </table:table-row>
        <table:table-row table:style-name="ro2">
          <table:table-cell office:value-type="string">
            <text:p>*r-</text:p>
          </table:table-cell>
          <table:table-cell table:style-name="ce4" office:value-type="string">
            <text:p>*r<text:span text:style-name="T1">ą</text:span><text:span text:style-name="T2">-</text:span></text:p>
          </table:table-cell>
          <table:table-cell table:style-name="ce4" office:value-type="string">
            <text:p>na-</text:p>
          </table:table-cell>
          <table:table-cell table:style-name="ce4" office:value-type="string">
            <text:p>na-</text:p>
          </table:table-cell>
          <table:table-cell table:style-name="ce4" office:value-type="string">
            <text:p>n<text:span text:style-name="T1">ą</text:span><text:span text:style-name="T2">-</text:span></text:p>
          </table:table-cell>
          <table:table-cell table:style-name="ce4" office:value-type="string">
            <text:p>n<text:span text:style-name="T1">ą</text:span><text:span text:style-name="T2">-</text:span></text:p>
          </table:table-cell>
          <table:table-cell table:style-name="ce4" office:value-type="string">
            <text:p>n<text:span text:style-name="T1">ą</text:span><text:span text:style-name="T2">́ą-</text:span></text:p>
          </table:table-cell>
          <table:table-cell table:style-name="ce4" office:value-type="string">
            <text:p>n<text:span text:style-name="T1">ą</text:span><text:span text:style-name="T2">-</text:span></text:p>
          </table:table-cell>
          <table:table-cell office:value-type="string">
            <text:p>by foot</text:p>
          </table:table-cell>
          <table:table-cell table:number-columns-repeated="1015"/>
        </table:table-row>
        <table:table-row table:style-name="ro5">
          <table:table-cell/>
          <table:table-cell table:style-name="ce4" table:number-columns-repeated="3"/>
          <table:table-cell table:style-name="ce4" office:value-type="string">
            <text:p>ézhoⁿmíⁿ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hiyópa</text:p>
          </table:table-cell>
          <table:table-cell/>
          <table:table-cell office:value-type="string">
            <text:p>ttížebe</text:p>
          </table:table-cell>
          <table:table-cell/>
          <table:table-cell table:style-name="ce10" office:value-type="string">
            <text:p>hci žépe</text:p>
          </table:table-cell>
          <table:table-cell/>
          <table:table-cell office:value-type="string">
            <text:p>door</text:p>
          </table:table-cell>
          <table:table-cell table:number-columns-repeated="1015"/>
        </table:table-row>
        <table:table-row table:style-name="ro1">
          <table:table-cell office:value-type="string">
            <text:p>*r- / i_</text:p>
          </table:table-cell>
          <table:table-cell office:value-type="string">
            <text:p>*i-ré•ži</text:p>
          </table:table-cell>
          <table:table-cell office:value-type="string">
            <text:p>čheží</text:p>
          </table:table-cell>
          <table:table-cell/>
          <table:table-cell office:value-type="string">
            <text:p>teðéze</text:p>
          </table:table-cell>
          <table:table-cell office:value-type="string">
            <text:p>yéze</text:p>
          </table:table-cell>
          <table:table-cell office:value-type="string">
            <text:p>ðéeze</text:p>
          </table:table-cell>
          <table:table-cell office:value-type="string">
            <text:p>déze</text:p>
          </table:table-cell>
          <table:table-cell office:value-type="string">
            <text:p>tongue</text:p>
          </table:table-cell>
          <table:table-cell/>
          <table:table-cell office:value-type="string">
            <text:p>&amp;</text:p>
          </table:table-cell>
          <table:table-cell table:formula="of:=CONCATENATE(&quot;\ipa{&quot;;[.B27];&quot;} &amp;&quot;)" office:value-type="string" office:string-value="\ipa{*i-ré•ži} &amp;">
            <text:p>\ipa{*i-ré•ži} &amp;</text:p>
          </table:table-cell>
          <table:table-cell table:formula="of:=CONCATENATE(&quot;\ipa{&quot;;[.C27];&quot;} &amp;&quot;)" office:value-type="string" office:string-value="\ipa{čheží} &amp;">
            <text:p>\ipa{čheží} &amp;</text:p>
          </table:table-cell>
          <table:table-cell table:formula="of:=CONCATENATE(&quot;\ipa{&quot;;[.D27];&quot;} &amp;&quot;)" office:value-type="string" office:string-value="\ipa{} &amp;">
            <text:p>\ipa{} &amp;</text:p>
          </table:table-cell>
          <table:table-cell table:formula="of:=CONCATENATE(&quot;\ipa{&quot;;[.E27];&quot;} &amp;&quot;)" office:value-type="string" office:string-value="\ipa{teðéze} &amp;">
            <text:p>\ipa{teðéze} &amp;</text:p>
          </table:table-cell>
          <table:table-cell table:formula="of:=CONCATENATE(&quot;\ipa{&quot;;[.F27];&quot;} &amp;&quot;)" office:value-type="string" office:string-value="\ipa{yéze} &amp;">
            <text:p>\ipa{yéze} &amp;</text:p>
          </table:table-cell>
          <table:table-cell table:formula="of:=CONCATENATE(&quot;\ipa{&quot;;[.G27];&quot;} &amp;&quot;)" office:value-type="string" office:string-value="\ipa{ðéeze} &amp;">
            <text:p>\ipa{ðéeze} &amp;</text:p>
          </table:table-cell>
          <table:table-cell table:formula="of:=CONCATENATE(&quot;\ipa{&quot;;[.H27];&quot;} &amp;&quot;)" office:value-type="string" office:string-value="\ipa{déze} &amp;">
            <text:p>\ipa{déze} &amp;</text:p>
          </table:table-cell>
          <table:table-cell table:formula="of:=CONCATENATE([.I27];&quot; &amp;&quot;)" office:value-type="string" office:string-value="tongue &amp;">
            <text:p>tongue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r- / i_</text:p>
          </table:table-cell>
          <table:table-cell office:value-type="string">
            <text:p>*i-rá•ɣu</text:p>
          </table:table-cell>
          <table:table-cell office:value-type="string">
            <text:p>čhaǧú</text:p>
          </table:table-cell>
          <table:table-cell/>
          <table:table-cell office:value-type="string">
            <text:p>ðáxį+</text:p>
          </table:table-cell>
          <table:table-cell office:value-type="string">
            <text:p>yáxü</text:p>
          </table:table-cell>
          <table:table-cell office:value-type="string">
            <text:p>ðǫɣu</text:p>
          </table:table-cell>
          <table:table-cell office:value-type="string">
            <text:p>dáɣi</text:p>
          </table:table-cell>
          <table:table-cell office:value-type="string">
            <text:p>lung</text:p>
          </table:table-cell>
          <table:table-cell/>
          <table:table-cell office:value-type="string">
            <text:p>&amp;</text:p>
          </table:table-cell>
          <table:table-cell table:formula="of:=CONCATENATE(&quot;\ipa{&quot;;[.B28];&quot;} &amp;&quot;)" office:value-type="string" office:string-value="\ipa{*i-rá•ɣu} &amp;">
            <text:p>\ipa{*i-rá•ɣu} &amp;</text:p>
          </table:table-cell>
          <table:table-cell table:formula="of:=CONCATENATE(&quot;\ipa{&quot;;[.C28];&quot;} &amp;&quot;)" office:value-type="string" office:string-value="\ipa{čhaǧú} &amp;">
            <text:p>\ipa{čhaǧú} &amp;</text:p>
          </table:table-cell>
          <table:table-cell table:formula="of:=CONCATENATE(&quot;\ipa{&quot;;[.D28];&quot;} &amp;&quot;)" office:value-type="string" office:string-value="\ipa{} &amp;">
            <text:p>\ipa{} &amp;</text:p>
          </table:table-cell>
          <table:table-cell table:formula="of:=CONCATENATE(&quot;\ipa{&quot;;[.E28];&quot;} &amp;&quot;)" office:value-type="string" office:string-value="\ipa{ðáxį+} &amp;">
            <text:p>\ipa{ðáxį+} &amp;</text:p>
          </table:table-cell>
          <table:table-cell table:formula="of:=CONCATENATE(&quot;\ipa{&quot;;[.F28];&quot;} &amp;&quot;)" office:value-type="string" office:string-value="\ipa{yáxü} &amp;">
            <text:p>\ipa{yáxü} &amp;</text:p>
          </table:table-cell>
          <table:table-cell table:formula="of:=CONCATENATE(&quot;\ipa{&quot;;[.G28];&quot;} &amp;&quot;)" office:value-type="string" office:string-value="\ipa{ðǫɣu} &amp;">
            <text:p>\ipa{ðǫɣu} &amp;</text:p>
          </table:table-cell>
          <table:table-cell table:formula="of:=CONCATENATE(&quot;\ipa{&quot;;[.H28];&quot;} &amp;&quot;)" office:value-type="string" office:string-value="\ipa{dáɣi} &amp;">
            <text:p>\ipa{dáɣi} &amp;</text:p>
          </table:table-cell>
          <table:table-cell table:formula="of:=CONCATENATE([.I28];&quot; &amp;&quot;)" office:value-type="string" office:string-value="lung &amp;">
            <text:p>lung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r- / i_</text:p>
          </table:table-cell>
          <table:table-cell office:value-type="string">
            <text:p>?</text:p>
          </table:table-cell>
          <table:table-cell office:value-type="string">
            <text:p>čhéǧa</text:p>
          </table:table-cell>
          <table:table-cell/>
          <table:table-cell office:value-type="string">
            <text:p>néxe</text:p>
          </table:table-cell>
          <table:table-cell office:value-type="string">
            <text:p>ǰé•ɣe</text:p>
          </table:table-cell>
          <table:table-cell office:value-type="string">
            <text:p>céɣe</text:p>
          </table:table-cell>
          <table:table-cell/>
          <table:table-cell office:value-type="string">
            <text:p>kettle</text:p>
          </table:table-cell>
          <table:table-cell/>
          <table:table-cell office:value-type="string">
            <text:p>&amp;</text:p>
          </table:table-cell>
          <table:table-cell table:formula="of:=CONCATENATE(&quot;\ipa{&quot;;[.B29];&quot;} &amp;&quot;)" office:value-type="string" office:string-value="\ipa{?} &amp;">
            <text:p>\ipa{?} &amp;</text:p>
          </table:table-cell>
          <table:table-cell table:formula="of:=CONCATENATE(&quot;\ipa{&quot;;[.C29];&quot;} &amp;&quot;)" office:value-type="string" office:string-value="\ipa{čhéǧa} &amp;">
            <text:p>\ipa{čhéǧa} &amp;</text:p>
          </table:table-cell>
          <table:table-cell table:formula="of:=CONCATENATE(&quot;\ipa{&quot;;[.D29];&quot;} &amp;&quot;)" office:value-type="string" office:string-value="\ipa{} &amp;">
            <text:p>\ipa{} &amp;</text:p>
          </table:table-cell>
          <table:table-cell table:formula="of:=CONCATENATE(&quot;\ipa{&quot;;[.E29];&quot;} &amp;&quot;)" office:value-type="string" office:string-value="\ipa{néxe} &amp;">
            <text:p>\ipa{néxe} &amp;</text:p>
          </table:table-cell>
          <table:table-cell table:formula="of:=CONCATENATE(&quot;\ipa{&quot;;[.F29];&quot;} &amp;&quot;)" office:value-type="string" office:string-value="\ipa{ǰé•ɣe} &amp;">
            <text:p>\ipa{ǰé•ɣe} &amp;</text:p>
          </table:table-cell>
          <table:table-cell table:formula="of:=CONCATENATE(&quot;\ipa{&quot;;[.G29];&quot;} &amp;&quot;)" office:value-type="string" office:string-value="\ipa{céɣe} &amp;">
            <text:p>\ipa{céɣe} &amp;</text:p>
          </table:table-cell>
          <table:table-cell table:formula="of:=CONCATENATE(&quot;\ipa{&quot;;[.H29];&quot;} &amp;&quot;)" office:value-type="string" office:string-value="\ipa{} &amp;">
            <text:p>\ipa{} &amp;</text:p>
          </table:table-cell>
          <table:table-cell table:formula="of:=CONCATENATE([.I29];&quot; &amp;&quot;)" office:value-type="string" office:string-value="kettle &amp;">
            <text:p>kettle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*r- / i_</text:p>
          </table:table-cell>
          <table:table-cell office:value-type="string">
            <text:p>*i-ráke</text:p>
          </table:table-cell>
          <table:table-cell office:value-type="string">
            <text:p>čhaká</text:p>
          </table:table-cell>
          <table:table-cell table:number-columns-repeated="2"/>
          <table:table-cell office:value-type="string">
            <text:p>ho yáge</text:p>
          </table:table-cell>
          <table:table-cell/>
          <table:table-cell office:value-type="string">
            <text:p>táka</text:p>
          </table:table-cell>
          <table:table-cell office:value-type="string">
            <text:p>palate / gills</text:p>
          </table:table-cell>
          <table:table-cell/>
          <table:table-cell office:value-type="string">
            <text:p>&amp;</text:p>
          </table:table-cell>
          <table:table-cell table:formula="of:=CONCATENATE(&quot;\ipa{&quot;;[.B30];&quot;} &amp;&quot;)" office:value-type="string" office:string-value="\ipa{*i-ráke} &amp;">
            <text:p>\ipa{*i-ráke} &amp;</text:p>
          </table:table-cell>
          <table:table-cell table:formula="of:=CONCATENATE(&quot;\ipa{&quot;;[.C30];&quot;} &amp;&quot;)" office:value-type="string" office:string-value="\ipa{čhaká} &amp;">
            <text:p>\ipa{čhaká} &amp;</text:p>
          </table:table-cell>
          <table:table-cell table:formula="of:=CONCATENATE(&quot;\ipa{&quot;;[.D30];&quot;} &amp;&quot;)" office:value-type="string" office:string-value="\ipa{} &amp;">
            <text:p>\ipa{} &amp;</text:p>
          </table:table-cell>
          <table:table-cell table:formula="of:=CONCATENATE(&quot;\ipa{&quot;;[.E30];&quot;} &amp;&quot;)" office:value-type="string" office:string-value="\ipa{} &amp;">
            <text:p>\ipa{} &amp;</text:p>
          </table:table-cell>
          <table:table-cell table:formula="of:=CONCATENATE(&quot;\ipa{&quot;;[.F30];&quot;} &amp;&quot;)" office:value-type="string" office:string-value="\ipa{ho yáge} &amp;">
            <text:p>\ipa{ho yáge} &amp;</text:p>
          </table:table-cell>
          <table:table-cell table:formula="of:=CONCATENATE(&quot;\ipa{&quot;;[.G30];&quot;} &amp;&quot;)" office:value-type="string" office:string-value="\ipa{} &amp;">
            <text:p>\ipa{} &amp;</text:p>
          </table:table-cell>
          <table:table-cell table:formula="of:=CONCATENATE(&quot;\ipa{&quot;;[.H30];&quot;} &amp;&quot;)" office:value-type="string" office:string-value="\ipa{táka} &amp;">
            <text:p>\ipa{táka} &amp;</text:p>
          </table:table-cell>
          <table:table-cell table:formula="of:=CONCATENATE([.I30];&quot; &amp;&quot;)" office:value-type="string" office:string-value="palate / gills &amp;">
            <text:p>palate / gills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2">
          <table:table-cell office:value-type="string">
            <text:p>*r- / i_</text:p>
          </table:table-cell>
          <table:table-cell office:value-type="string">
            <text:p>*i-rą́•h-ka</text:p>
          </table:table-cell>
          <table:table-cell office:value-type="string">
            <text:p>čhaŋkȟáhu</text:p>
          </table:table-cell>
          <table:table-cell/>
          <table:table-cell office:value-type="string">
            <text:p>n<text:span text:style-name="T1">ǫ́</text:span>kka</text:p>
          </table:table-cell>
          <table:table-cell office:value-type="string">
            <text:p>ną́kka</text:p>
          </table:table-cell>
          <table:table-cell office:value-type="string">
            <text:p>ną́hka</text:p>
          </table:table-cell>
          <table:table-cell office:value-type="string">
            <text:p>ną́kka</text:p>
          </table:table-cell>
          <table:table-cell office:value-type="string">
            <text:p>spine</text:p>
          </table:table-cell>
          <table:table-cell/>
          <table:table-cell office:value-type="string">
            <text:p>&amp;</text:p>
          </table:table-cell>
          <table:table-cell table:formula="of:=CONCATENATE(&quot;\ipa{&quot;;[.B31];&quot;} &amp;&quot;)" office:value-type="string" office:string-value="\ipa{*i-rą́•h-ka} &amp;">
            <text:p>\ipa{*i-rą́•h-ka} &amp;</text:p>
          </table:table-cell>
          <table:table-cell table:formula="of:=CONCATENATE(&quot;\ipa{&quot;;[.C31];&quot;} &amp;&quot;)" office:value-type="string" office:string-value="\ipa{čhaŋkȟáhu} &amp;">
            <text:p>\ipa{čhaŋkȟáhu} &amp;</text:p>
          </table:table-cell>
          <table:table-cell table:formula="of:=CONCATENATE(&quot;\ipa{&quot;;[.D31];&quot;} &amp;&quot;)" office:value-type="string" office:string-value="\ipa{} &amp;">
            <text:p>\ipa{} &amp;</text:p>
          </table:table-cell>
          <table:table-cell table:formula="of:=CONCATENATE(&quot;\ipa{&quot;;[.E31];&quot;} &amp;&quot;)" office:value-type="string" office:string-value="\ipa{nǫ́kka} &amp;">
            <text:p>\ipa{nǫ́kka} &amp;</text:p>
          </table:table-cell>
          <table:table-cell table:formula="of:=CONCATENATE(&quot;\ipa{&quot;;[.F31];&quot;} &amp;&quot;)" office:value-type="string" office:string-value="\ipa{ną́kka} &amp;">
            <text:p>\ipa{ną́kka} &amp;</text:p>
          </table:table-cell>
          <table:table-cell table:formula="of:=CONCATENATE(&quot;\ipa{&quot;;[.G31];&quot;} &amp;&quot;)" office:value-type="string" office:string-value="\ipa{ną́hka} &amp;">
            <text:p>\ipa{ną́hka} &amp;</text:p>
          </table:table-cell>
          <table:table-cell table:formula="of:=CONCATENATE(&quot;\ipa{&quot;;[.H31];&quot;} &amp;&quot;)" office:value-type="string" office:string-value="\ipa{ną́kka} &amp;">
            <text:p>\ipa{ną́kka} &amp;</text:p>
          </table:table-cell>
          <table:table-cell table:formula="of:=CONCATENATE([.I31];&quot; &amp;&quot;)" office:value-type="string" office:string-value="spine &amp;">
            <text:p>spine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2">
          <table:table-cell office:value-type="string">
            <text:p>*r- / i_</text:p>
          </table:table-cell>
          <table:table-cell/>
          <table:table-cell office:value-type="string">
            <text:p>čhekpá</text:p>
          </table:table-cell>
          <table:table-cell/>
          <table:table-cell office:value-type="string">
            <text:p>ðéttaš<text:span text:style-name="T1">ǫ+</text:span></text:p>
          </table:table-cell>
          <table:table-cell office:value-type="string">
            <text:p>yéttašü</text:p>
          </table:table-cell>
          <table:table-cell/>
          <table:table-cell office:value-type="string">
            <text:p>déttašǫ</text:p>
          </table:table-cell>
          <table:table-cell office:value-type="string">
            <text:p>nave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čháǧa</text:p>
          </table:table-cell>
          <table:table-cell office:value-type="string">
            <text:p>čháɣa</text:p>
          </table:table-cell>
          <table:table-cell office:value-type="string">
            <text:p>núxe</text:p>
          </table:table-cell>
          <table:table-cell office:value-type="string">
            <text:p>nǫ́xe</text:p>
          </table:table-cell>
          <table:table-cell office:value-type="string">
            <text:p>ną́ɣe</text:p>
          </table:table-cell>
          <table:table-cell office:value-type="string">
            <text:p>tóɣe</text:p>
          </table:table-cell>
          <table:table-cell office:value-type="string">
            <text:p>ic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hóčhoka</text:p>
          </table:table-cell>
          <table:table-cell/>
          <table:table-cell office:value-type="string">
            <text:p>húðuga</text:p>
          </table:table-cell>
          <table:table-cell table:number-columns-repeated="3"/>
          <table:table-cell office:value-type="string">
            <text:p>camp circl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*i-ró•ka</text:p>
          </table:table-cell>
          <table:table-cell office:value-type="string">
            <text:p>čhoká-</text:p>
          </table:table-cell>
          <table:table-cell table:number-columns-repeated="5"/>
          <table:table-cell office:value-type="string">
            <text:p>middle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office:value-type="string">
            <text:p>ky</text:p>
          </table:table-cell>
          <table:table-cell table:number-columns-repeated="2"/>
          <table:table-cell office:value-type="string">
            <text:p>kčą́ka</text:p>
          </table:table-cell>
          <table:table-cell/>
          <table:table-cell table:style-name="ce4" office:value-type="string">
            <text:p>gal<text:span text:style-name="T1">ą́</text:span><text:span text:style-name="T2">ya</text:span></text:p>
          </table:table-cell>
          <table:table-cell table:style-name="ce4"/>
          <table:table-cell table:style-name="ce4" office:value-type="string">
            <text:p>dikd<text:span text:style-name="T1">ǫ́</text:span><text:span text:style-name="T2">da</text:span></text:p>
          </table:table-cell>
          <table:table-cell table:style-name="ce3" office:value-type="string">
            <text:p>one who fails in doing what he said he would</text:p>
          </table:table-cell>
          <table:table-cell table:number-columns-repeated="1015"/>
        </table:table-row>
        <table:table-row table:style-name="ro1">
          <table:table-cell office:value-type="string">
            <text:p>ky</text:p>
          </table:table-cell>
          <table:table-cell office:value-type="string">
            <text:p>kyé•wrą</text:p>
          </table:table-cell>
          <table:table-cell office:value-type="string">
            <text:p>wikčémna</text:p>
          </table:table-cell>
          <table:table-cell/>
          <table:table-cell office:value-type="string">
            <text:p>gðéba</text:p>
          </table:table-cell>
          <table:table-cell office:value-type="string">
            <text:p>léblą</text:p>
          </table:table-cell>
          <table:table-cell office:value-type="string">
            <text:p>lébrą</text:p>
          </table:table-cell>
          <table:table-cell office:value-type="string">
            <text:p>kdébną</text:p>
          </table:table-cell>
          <table:table-cell office:value-type="string">
            <text:p>ten</text:p>
          </table:table-cell>
          <table:table-cell/>
          <table:table-cell office:value-type="string">
            <text:p>&amp;</text:p>
          </table:table-cell>
          <table:table-cell table:formula="of:=CONCATENATE(&quot;\ipa{&quot;;[.B42];&quot;} &amp;&quot;)" office:value-type="string" office:string-value="\ipa{kyé•wrą} &amp;">
            <text:p>\ipa{kyé•wrą} &amp;</text:p>
          </table:table-cell>
          <table:table-cell table:formula="of:=CONCATENATE(&quot;\ipa{&quot;;[.C42];&quot;} &amp;&quot;)" office:value-type="string" office:string-value="\ipa{wikčémna} &amp;">
            <text:p>\ipa{wikčémna} &amp;</text:p>
          </table:table-cell>
          <table:table-cell table:formula="of:=CONCATENATE(&quot;\ipa{&quot;;[.D42];&quot;} &amp;&quot;)" office:value-type="string" office:string-value="\ipa{} &amp;">
            <text:p>\ipa{} &amp;</text:p>
          </table:table-cell>
          <table:table-cell table:formula="of:=CONCATENATE(&quot;\ipa{&quot;;[.E42];&quot;} &amp;&quot;)" office:value-type="string" office:string-value="\ipa{gðéba} &amp;">
            <text:p>\ipa{gðéba} &amp;</text:p>
          </table:table-cell>
          <table:table-cell table:formula="of:=CONCATENATE(&quot;\ipa{&quot;;[.F42];&quot;} &amp;&quot;)" office:value-type="string" office:string-value="\ipa{léblą} &amp;">
            <text:p>\ipa{léblą} &amp;</text:p>
          </table:table-cell>
          <table:table-cell table:formula="of:=CONCATENATE(&quot;\ipa{&quot;;[.G42];&quot;} &amp;&quot;)" office:value-type="string" office:string-value="\ipa{lébrą} &amp;">
            <text:p>\ipa{lébrą} &amp;</text:p>
          </table:table-cell>
          <table:table-cell table:formula="of:=CONCATENATE(&quot;\ipa{&quot;;[.H42];&quot;} &amp;&quot;)" office:value-type="string" office:string-value="\ipa{kdébną} &amp;">
            <text:p>\ipa{kdébną} &amp;</text:p>
          </table:table-cell>
          <table:table-cell table:formula="of:=CONCATENATE([.I42];&quot; &amp;&quot;)" office:value-type="string" office:string-value="ten &amp;">
            <text:p>ten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office:value-type="string">
            <text:p>ky</text:p>
          </table:table-cell>
          <table:table-cell office:value-type="string">
            <text:p>kyetą́</text:p>
          </table:table-cell>
          <table:table-cell office:value-type="string">
            <text:p>čhetáŋ</text:p>
          </table:table-cell>
          <table:table-cell/>
          <table:table-cell office:value-type="string">
            <text:p>gðedǫ́</text:p>
          </table:table-cell>
          <table:table-cell office:value-type="string">
            <text:p>ledą́</text:p>
          </table:table-cell>
          <table:table-cell office:value-type="string">
            <text:p>letǫ́</text:p>
          </table:table-cell>
          <table:table-cell office:value-type="string">
            <text:p>kdetą́</text:p>
          </table:table-cell>
          <table:table-cell office:value-type="string">
            <text:p>hawk</text:p>
          </table:table-cell>
          <table:table-cell/>
          <table:table-cell office:value-type="string">
            <text:p>&amp;</text:p>
          </table:table-cell>
          <table:table-cell table:formula="of:=CONCATENATE(&quot;\ipa{&quot;;[.B43];&quot;} &amp;&quot;)" office:value-type="string" office:string-value="\ipa{kyetą́} &amp;">
            <text:p>\ipa{kyetą́} &amp;</text:p>
          </table:table-cell>
          <table:table-cell table:formula="of:=CONCATENATE(&quot;\ipa{&quot;;[.C43];&quot;} &amp;&quot;)" office:value-type="string" office:string-value="\ipa{čhetáŋ} &amp;">
            <text:p>\ipa{čhetáŋ} &amp;</text:p>
          </table:table-cell>
          <table:table-cell table:formula="of:=CONCATENATE(&quot;\ipa{&quot;;[.D43];&quot;} &amp;&quot;)" office:value-type="string" office:string-value="\ipa{} &amp;">
            <text:p>\ipa{} &amp;</text:p>
          </table:table-cell>
          <table:table-cell table:formula="of:=CONCATENATE(&quot;\ipa{&quot;;[.E43];&quot;} &amp;&quot;)" office:value-type="string" office:string-value="\ipa{gðedǫ́} &amp;">
            <text:p>\ipa{gðedǫ́} &amp;</text:p>
          </table:table-cell>
          <table:table-cell table:formula="of:=CONCATENATE(&quot;\ipa{&quot;;[.F43];&quot;} &amp;&quot;)" office:value-type="string" office:string-value="\ipa{ledą́} &amp;">
            <text:p>\ipa{ledą́} &amp;</text:p>
          </table:table-cell>
          <table:table-cell table:formula="of:=CONCATENATE(&quot;\ipa{&quot;;[.G43];&quot;} &amp;&quot;)" office:value-type="string" office:string-value="\ipa{letǫ́} &amp;">
            <text:p>\ipa{letǫ́} &amp;</text:p>
          </table:table-cell>
          <table:table-cell table:formula="of:=CONCATENATE(&quot;\ipa{&quot;;[.H43];&quot;} &amp;&quot;)" office:value-type="string" office:string-value="\ipa{kdetą́} &amp;">
            <text:p>\ipa{kdetą́} &amp;</text:p>
          </table:table-cell>
          <table:table-cell table:formula="of:=CONCATENATE([.I43];&quot; &amp;&quot;)" office:value-type="string" office:string-value="hawk &amp;">
            <text:p>hawk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*kyąšká</text:p>
          </table:table-cell>
          <table:table-cell office:value-type="string">
            <text:p>čhaŋšká</text:p>
          </table:table-cell>
          <table:table-cell/>
          <table:table-cell office:value-type="string">
            <text:p>gðąšká+</text:p>
          </table:table-cell>
          <table:table-cell table:number-columns-repeated="2"/>
          <table:table-cell office:value-type="string">
            <text:p>xnąšká?</text:p>
          </table:table-cell>
          <table:table-cell/>
          <table:table-cell office:value-type="string">
            <text:p>*kiʔą́|</text:p>
          </table:table-cell>
          <table:table-cell office:value-type="string">
            <text:p>&amp;</text:p>
          </table:table-cell>
          <table:table-cell table:formula="of:=CONCATENATE(&quot;\ipa{&quot;;[.B44];&quot;} &amp;&quot;)" office:value-type="string" office:string-value="\ipa{*kyąšká} &amp;">
            <text:p>\ipa{*kyąšká} &amp;</text:p>
          </table:table-cell>
          <table:table-cell table:formula="of:=CONCATENATE(&quot;\ipa{&quot;;[.C44];&quot;} &amp;&quot;)" office:value-type="string" office:string-value="\ipa{čhaŋšká} &amp;">
            <text:p>\ipa{čhaŋšká} &amp;</text:p>
          </table:table-cell>
          <table:table-cell table:formula="of:=CONCATENATE(&quot;\ipa{&quot;;[.D44];&quot;} &amp;&quot;)" office:value-type="string" office:string-value="\ipa{} &amp;">
            <text:p>\ipa{} &amp;</text:p>
          </table:table-cell>
          <table:table-cell table:formula="of:=CONCATENATE(&quot;\ipa{&quot;;[.E44];&quot;} &amp;&quot;)" office:value-type="string" office:string-value="\ipa{gðąšká+} &amp;">
            <text:p>\ipa{gðąšká+} &amp;</text:p>
          </table:table-cell>
          <table:table-cell table:formula="of:=CONCATENATE(&quot;\ipa{&quot;;[.F44];&quot;} &amp;&quot;)" office:value-type="string" office:string-value="\ipa{} &amp;">
            <text:p>\ipa{} &amp;</text:p>
          </table:table-cell>
          <table:table-cell table:formula="of:=CONCATENATE(&quot;\ipa{&quot;;[.G44];&quot;} &amp;&quot;)" office:value-type="string" office:string-value="\ipa{} &amp;">
            <text:p>\ipa{} &amp;</text:p>
          </table:table-cell>
          <table:table-cell table:formula="of:=CONCATENATE(&quot;\ipa{&quot;;[.H44];&quot;} &amp;&quot;)" office:value-type="string" office:string-value="\ipa{xnąšká?} &amp;">
            <text:p>\ipa{xnąšká?} &amp;</text:p>
          </table:table-cell>
          <table:table-cell table:formula="of:=CONCATENATE([.I44];&quot; &amp;&quot;)" office:value-type="string" office:string-value=" &amp;">
            <text:p><text:s/>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*rukyą</text:p>
          </table:table-cell>
          <table:table-cell office:value-type="string">
            <text:p>i\_yúkčaŋ</text:p>
          </table:table-cell>
          <table:table-cell/>
          <table:table-cell office:value-type="string">
            <text:p>Wa-ðígðǫ</text:p>
          </table:table-cell>
          <table:table-cell office:value-type="string">
            <text:p>í\_yülą </text:p>
          </table:table-cell>
          <table:table-cell office:value-type="string">
            <text:p>í\_ðilą</text:p>
          </table:table-cell>
          <table:table-cell office:value-type="string">
            <text:p>í_dikną</text:p>
          </table:table-cell>
          <table:table-cell office:value-type="string">
            <text:p>know</text:p>
          </table:table-cell>
          <table:table-cell/>
          <table:table-cell office:value-type="string">
            <text:p>&amp;</text:p>
          </table:table-cell>
          <table:table-cell table:formula="of:=CONCATENATE(&quot;\ipa{&quot;;[.B45];&quot;} &amp;&quot;)" office:value-type="string" office:string-value="\ipa{*rukyą} &amp;">
            <text:p>\ipa{*rukyą} &amp;</text:p>
          </table:table-cell>
          <table:table-cell table:formula="of:=CONCATENATE(&quot;\ipa{&quot;;[.C45];&quot;} &amp;&quot;)" office:value-type="string" office:string-value="\ipa{i\_yúkčaŋ} &amp;">
            <text:p>\ipa{i\_yúkčaŋ} &amp;</text:p>
          </table:table-cell>
          <table:table-cell table:formula="of:=CONCATENATE(&quot;\ipa{&quot;;[.D45];&quot;} &amp;&quot;)" office:value-type="string" office:string-value="\ipa{} &amp;">
            <text:p>\ipa{} &amp;</text:p>
          </table:table-cell>
          <table:table-cell table:formula="of:=CONCATENATE(&quot;\ipa{&quot;;[.E45];&quot;} &amp;&quot;)" office:value-type="string" office:string-value="\ipa{Wa-ðígðǫ} &amp;">
            <text:p>\ipa{Wa-ðígðǫ} &amp;</text:p>
          </table:table-cell>
          <table:table-cell table:formula="of:=CONCATENATE(&quot;\ipa{&quot;;[.F45];&quot;} &amp;&quot;)" office:value-type="string" office:string-value="\ipa{í\_yülą } &amp;">
            <text:p>\ipa{í\_yülą } &amp;</text:p>
          </table:table-cell>
          <table:table-cell table:formula="of:=CONCATENATE(&quot;\ipa{&quot;;[.G45];&quot;} &amp;&quot;)" office:value-type="string" office:string-value="\ipa{í\_ðilą} &amp;">
            <text:p>\ipa{í\_ðilą} &amp;</text:p>
          </table:table-cell>
          <table:table-cell table:formula="of:=CONCATENATE(&quot;\ipa{&quot;;[.H45];&quot;} &amp;&quot;)" office:value-type="string" office:string-value="\ipa{í_dikną} &amp;">
            <text:p>\ipa{í_dikną} &amp;</text:p>
          </table:table-cell>
          <table:table-cell table:formula="of:=CONCATENATE([.I45];&quot; &amp;&quot;)" office:value-type="string" office:string-value="know &amp;">
            <text:p>know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xy</text:p>
          </table:table-cell>
          <table:table-cell office:value-type="string">
            <text:p>*xyá</text:p>
          </table:table-cell>
          <table:table-cell office:value-type="string">
            <text:p>ȟčá / waȟčá</text:p>
          </table:table-cell>
          <table:table-cell/>
          <table:table-cell office:value-type="string">
            <text:p>waxðá</text:p>
          </table:table-cell>
          <table:table-cell office:value-type="string">
            <text:p>xlá</text:p>
          </table:table-cell>
          <table:table-cell/>
          <table:table-cell office:value-type="string">
            <text:p>waxtá</text:p>
          </table:table-cell>
          <table:table-cell office:value-type="string">
            <text:p>bloom, flower</text:p>
          </table:table-cell>
          <table:table-cell/>
          <table:table-cell office:value-type="string">
            <text:p>&amp;</text:p>
          </table:table-cell>
          <table:table-cell table:formula="of:=CONCATENATE(&quot;\ipa{&quot;;[.B48];&quot;} &amp;&quot;)" office:value-type="string" office:string-value="\ipa{*xyá} &amp;">
            <text:p>\ipa{*xyá} &amp;</text:p>
          </table:table-cell>
          <table:table-cell table:formula="of:=CONCATENATE(&quot;\ipa{&quot;;[.C48];&quot;} &amp;&quot;)" office:value-type="string" office:string-value="\ipa{ȟčá / waȟčá} &amp;">
            <text:p>\ipa{ȟčá / waȟčá} &amp;</text:p>
          </table:table-cell>
          <table:table-cell table:formula="of:=CONCATENATE(&quot;\ipa{&quot;;[.D48];&quot;} &amp;&quot;)" office:value-type="string" office:string-value="\ipa{} &amp;">
            <text:p>\ipa{} &amp;</text:p>
          </table:table-cell>
          <table:table-cell table:formula="of:=CONCATENATE(&quot;\ipa{&quot;;[.E48];&quot;} &amp;&quot;)" office:value-type="string" office:string-value="\ipa{waxðá} &amp;">
            <text:p>\ipa{waxðá} &amp;</text:p>
          </table:table-cell>
          <table:table-cell table:formula="of:=CONCATENATE(&quot;\ipa{&quot;;[.F48];&quot;} &amp;&quot;)" office:value-type="string" office:string-value="\ipa{xlá} &amp;">
            <text:p>\ipa{xlá} &amp;</text:p>
          </table:table-cell>
          <table:table-cell table:formula="of:=CONCATENATE(&quot;\ipa{&quot;;[.G48];&quot;} &amp;&quot;)" office:value-type="string" office:string-value="\ipa{} &amp;">
            <text:p>\ipa{} &amp;</text:p>
          </table:table-cell>
          <table:table-cell table:formula="of:=CONCATENATE(&quot;\ipa{&quot;;[.H48];&quot;} &amp;&quot;)" office:value-type="string" office:string-value="\ipa{waxtá} &amp;">
            <text:p>\ipa{waxtá} &amp;</text:p>
          </table:table-cell>
          <table:table-cell table:formula="of:=CONCATENATE([.I48];&quot; &amp;&quot;)" office:value-type="string" office:string-value="bloom, flower &amp;">
            <text:p>bloom, flower &amp;</text:p>
          </table:table-cell>
          <table:table-cell office:value-type="string">
            <text:p>\\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r</text:p>
          </table:table-cell>
          <table:table-cell office:value-type="string">
            <text:p>*awró</text:p>
          </table:table-cell>
          <table:table-cell office:value-type="string">
            <text:p>abló</text:p>
          </table:table-cell>
          <table:table-cell office:value-type="string">
            <text:p>amdó</text:p>
          </table:table-cell>
          <table:table-cell/>
          <table:table-cell office:value-type="string">
            <text:p>abló</text:p>
          </table:table-cell>
          <table:table-cell office:value-type="string">
            <text:p>ábro</text:p>
          </table:table-cell>
          <table:table-cell office:value-type="string">
            <text:p>ábdo</text:p>
          </table:table-cell>
          <table:table-cell office:value-type="string">
            <text:p>shoulder</text:p>
          </table:table-cell>
          <table:table-cell table:number-columns-repeated="1015"/>
        </table:table-row>
        <table:table-row table:style-name="ro1">
          <table:table-cell office:value-type="string">
            <text:p>wr</text:p>
          </table:table-cell>
          <table:table-cell office:value-type="string">
            <text:p>*hąwre</text:p>
          </table:table-cell>
          <table:table-cell office:value-type="string">
            <text:p>haŋblé</text:p>
          </table:table-cell>
          <table:table-cell/>
          <table:table-cell office:value-type="string">
            <text:p>hǫ́bðe</text:p>
          </table:table-cell>
          <table:table-cell office:value-type="string">
            <text:p>hąblé</text:p>
          </table:table-cell>
          <table:table-cell office:value-type="string">
            <text:p>hǫ́bre</text:p>
          </table:table-cell>
          <table:table-cell office:value-type="string">
            <text:p>hǫ́bde</text:p>
          </table:table-cell>
          <table:table-cell office:value-type="string">
            <text:p>dream</text:p>
          </table:table-cell>
          <table:table-cell table:number-columns-repeated="1015"/>
        </table:table-row>
        <table:table-row table:style-name="ro1">
          <table:table-cell office:value-type="string">
            <text:p>wr</text:p>
          </table:table-cell>
          <table:table-cell office:value-type="string">
            <text:p>wráska</text:p>
          </table:table-cell>
          <table:table-cell office:value-type="string">
            <text:p>blaská</text:p>
          </table:table-cell>
          <table:table-cell office:value-type="string">
            <text:p>mdaská</text:p>
          </table:table-cell>
          <table:table-cell office:value-type="string">
            <text:p>bðáska</text:p>
          </table:table-cell>
          <table:table-cell office:value-type="string">
            <text:p>bláska</text:p>
          </table:table-cell>
          <table:table-cell office:value-type="string">
            <text:p>bráaska</text:p>
          </table:table-cell>
          <table:table-cell office:value-type="string">
            <text:p>bdáska</text:p>
          </table:table-cell>
          <table:table-cell office:value-type="string">
            <text:p>flat</text:p>
          </table:table-cell>
          <table:table-cell table:number-columns-repeated="1015"/>
        </table:table-row>
        <table:table-row table:style-name="ro1">
          <table:table-cell office:value-type="string">
            <text:p>wr</text:p>
          </table:table-cell>
          <table:table-cell office:value-type="string">
            <text:p>*wréh-(ka)</text:p>
          </table:table-cell>
          <table:table-cell office:value-type="string">
            <text:p>blečá-</text:p>
          </table:table-cell>
          <table:table-cell/>
          <table:table-cell office:value-type="string">
            <text:p>bðékka</text:p>
          </table:table-cell>
          <table:table-cell office:value-type="string">
            <text:p>blékka</text:p>
          </table:table-cell>
          <table:table-cell office:value-type="string">
            <text:p>bréhka</text:p>
          </table:table-cell>
          <table:table-cell office:value-type="string">
            <text:p>bdékka</text:p>
          </table:table-cell>
          <table:table-cell office:value-type="string">
            <text:p>th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xr</text:p>
          </table:table-cell>
          <table:table-cell office:value-type="string">
            <text:p>*xroke</text:p>
          </table:table-cell>
          <table:table-cell office:value-type="string">
            <text:p>ȟlókA</text:p>
          </table:table-cell>
          <table:table-cell/>
          <table:table-cell office:value-type="string">
            <text:p>xðúge</text:p>
          </table:table-cell>
          <table:table-cell office:value-type="string">
            <text:p>xlóge</text:p>
          </table:table-cell>
          <table:table-cell table:number-columns-repeated="2"/>
          <table:table-cell office:value-type="string">
            <text:p>hole, nostrils</text:p>
          </table:table-cell>
          <table:table-cell table:number-columns-repeated="1015"/>
        </table:table-row>
        <table:table-row table:style-name="ro1">
          <table:table-cell office:value-type="string">
            <text:p>xr</text:p>
          </table:table-cell>
          <table:table-cell office:value-type="string">
            <text:p>*xro</text:p>
          </table:table-cell>
          <table:table-cell office:value-type="string">
            <text:p>ȟló</text:p>
          </table:table-cell>
          <table:table-cell/>
          <table:table-cell office:value-type="string">
            <text:p>xðúde</text:p>
          </table:table-cell>
          <table:table-cell table:number-columns-repeated="3"/>
          <table:table-cell office:value-type="string">
            <text:p>snort</text:p>
          </table:table-cell>
          <table:table-cell table:number-columns-repeated="1015"/>
        </table:table-row>
        <table:table-row table:style-name="ro1">
          <table:table-cell office:value-type="string">
            <text:p>kr</text:p>
          </table:table-cell>
          <table:table-cell office:value-type="string">
            <text:p>*kré•pE</text:p>
          </table:table-cell>
          <table:table-cell office:value-type="string">
            <text:p>glépA</text:p>
          </table:table-cell>
          <table:table-cell office:value-type="string">
            <text:p>hdépa</text:p>
          </table:table-cell>
          <table:table-cell office:value-type="string">
            <text:p>gðébe</text:p>
          </table:table-cell>
          <table:table-cell office:value-type="string">
            <text:p>lébe</text:p>
          </table:table-cell>
          <table:table-cell/>
          <table:table-cell office:value-type="string">
            <text:p>kdéwe</text:p>
          </table:table-cell>
          <table:table-cell office:value-type="string">
            <text:p>vomit</text:p>
          </table:table-cell>
          <table:table-cell table:number-columns-repeated="1015"/>
        </table:table-row>
        <table:table-row table:style-name="ro1">
          <table:table-cell office:value-type="string">
            <text:p>kr</text:p>
          </table:table-cell>
          <table:table-cell office:value-type="string">
            <text:p>*krézE</text:p>
          </table:table-cell>
          <table:table-cell office:value-type="string">
            <text:p>glézA</text:p>
          </table:table-cell>
          <table:table-cell office:value-type="string">
            <text:p>hdéza</text:p>
          </table:table-cell>
          <table:table-cell office:value-type="string">
            <text:p>gðéže</text:p>
          </table:table-cell>
          <table:table-cell table:number-columns-repeated="2" office:value-type="string">
            <text:p>léze</text:p>
          </table:table-cell>
          <table:table-cell office:value-type="string">
            <text:p>kdéze</text:p>
          </table:table-cell>
          <table:table-cell office:value-type="string">
            <text:p>spotted</text:p>
          </table:table-cell>
          <table:table-cell table:number-columns-repeated="1015"/>
        </table:table-row>
        <table:table-row table:style-name="ro1">
          <table:table-cell office:value-type="string">
            <text:p>kr</text:p>
          </table:table-cell>
          <table:table-cell office:value-type="string">
            <text:p>*krá</text:p>
          </table:table-cell>
          <table:table-cell office:value-type="string">
            <text:p>gla-</text:p>
          </table:table-cell>
          <table:table-cell/>
          <table:table-cell office:value-type="string">
            <text:p>ðigða+</text:p>
          </table:table-cell>
          <table:table-cell office:value-type="string">
            <text:p>layá</text:p>
          </table:table-cell>
          <table:table-cell/>
          <table:table-cell office:value-type="string">
            <text:p>kdá</text:p>
          </table:table-cell>
          <table:table-cell office:value-type="string">
            <text:p>unti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imal prefi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*wro•ka / Roka</text:p>
          </table:table-cell>
          <table:table-cell office:value-type="string">
            <text:p>bloká</text:p>
          </table:table-cell>
          <table:table-cell/>
          <table:table-cell office:value-type="string">
            <text:p>núga</text:p>
          </table:table-cell>
          <table:table-cell office:value-type="string">
            <text:p>dogá</text:p>
          </table:table-cell>
          <table:table-cell office:value-type="string">
            <text:p>tooká</text:p>
          </table:table-cell>
          <table:table-cell office:value-type="string">
            <text:p>tóka</text:p>
          </table:table-cell>
          <table:table-cell office:value-type="string">
            <text:p>mal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blé</text:p>
          </table:table-cell>
          <table:table-cell office:value-type="string">
            <text:p>“mdé”</text:p>
          </table:table-cell>
          <table:table-cell office:value-type="string">
            <text:p>né--</text:p>
          </table:table-cell>
          <table:table-cell office:value-type="string">
            <text:p>ǰé</text:p>
          </table:table-cell>
          <table:table-cell/>
          <table:table-cell office:value-type="string">
            <text:p>té</text:p>
          </table:table-cell>
          <table:table-cell office:value-type="string">
            <text:p>lak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Lakhota</text:p>
          </table:table-cell>
          <table:table-cell office:value-type="string">
            <text:p>Winnebago</text:p>
          </table:table-cell>
          <table:table-cell office:value-type="string">
            <text:p>Chiwere</text:p>
          </table:table-cell>
          <table:table-cell office:value-type="string">
            <text:p>Omaha</text:p>
          </table:table-cell>
          <table:table-cell office:value-type="string">
            <text:p>Osage</text:p>
          </table:table-cell>
          <table:table-cell office:value-type="string">
            <text:p>Kansa</text:p>
          </table:table-cell>
          <table:table-cell office:value-type="string">
            <text:p>Quapaw</text:p>
          </table:table-cell>
          <table:table-cell office:value-type="string">
            <text:p>Ofo</text:p>
          </table:table-cell>
          <table:table-cell table:formula="of:=CONCATENATE([.A66];&quot; &amp;&quot;)" office:value-type="string" office:string-value=" &amp;">
            <text:p><text:s/>&amp;</text:p>
          </table:table-cell>
          <table:table-cell table:formula="of:=CONCATENATE([.B66];&quot; &amp;&quot;)" office:value-type="string" office:string-value=" &amp;">
            <text:p><text:s/>&amp;</text:p>
          </table:table-cell>
          <table:table-cell table:formula="of:=CONCATENATE([.C66];&quot; &amp;&quot;)" office:value-type="string" office:string-value="Lakhota &amp;">
            <text:p>Lakhota &amp;</text:p>
          </table:table-cell>
          <table:table-cell table:formula="of:=CONCATENATE([.D66];&quot; &amp;&quot;)" office:value-type="string" office:string-value="Winnebago &amp;">
            <text:p>Winnebago &amp;</text:p>
          </table:table-cell>
          <table:table-cell table:formula="of:=CONCATENATE([.E66];&quot; &amp;&quot;)" office:value-type="string" office:string-value="Chiwere &amp;">
            <text:p>Chiwere &amp;</text:p>
          </table:table-cell>
          <table:table-cell table:formula="of:=CONCATENATE([.F66];&quot; &amp;&quot;)" office:value-type="string" office:string-value="Omaha &amp;">
            <text:p>Omaha &amp;</text:p>
          </table:table-cell>
          <table:table-cell table:formula="of:=CONCATENATE([.G66];&quot; &amp;&quot;)" office:value-type="string" office:string-value="Osage &amp;">
            <text:p>Osage &amp;</text:p>
          </table:table-cell>
          <table:table-cell table:formula="of:=CONCATENATE([.H66];&quot; &amp;&quot;)" office:value-type="string" office:string-value="Kansa &amp;">
            <text:p>Kansa &amp;</text:p>
          </table:table-cell>
          <table:table-cell table:formula="of:=CONCATENATE([.I66];&quot; &amp;&quot;)" office:value-type="string" office:string-value="Quapaw &amp;">
            <text:p>Quapaw &amp;</text:p>
          </table:table-cell>
          <table:table-cell table:formula="of:=CONCATENATE([.J66];&quot; &amp;&quot;)" office:value-type="string" office:string-value="Ofo &amp;">
            <text:p>Ofo &amp;</text:p>
          </table:table-cell>
          <table:table-cell office:value-type="string">
            <text:p>\\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1sg.A</text:p>
          </table:table-cell>
          <table:table-cell office:value-type="string">
            <text:p>*wR-</text:p>
          </table:table-cell>
          <table:table-cell office:value-type="string">
            <text:p>blÁ</text:p>
          </table:table-cell>
          <table:table-cell office:value-type="string">
            <text:p>tée</text:p>
          </table:table-cell>
          <table:table-cell office:value-type="string">
            <text:p>hajé</text:p>
          </table:table-cell>
          <table:table-cell office:value-type="string">
            <text:p>bðe</text:p>
          </table:table-cell>
          <table:table-cell office:value-type="string">
            <text:p>brée</text:p>
          </table:table-cell>
          <table:table-cell office:value-type="string">
            <text:p>bne</text:p>
          </table:table-cell>
          <table:table-cell office:value-type="string">
            <text:p>bde</text:p>
          </table:table-cell>
          <table:table-cell office:value-type="string">
            <text:p>até˙kna</text:p>
          </table:table-cell>
          <table:table-cell table:formula="of:=CONCATENATE([.A67];&quot; &amp;&quot;)" office:value-type="string" office:string-value="1sg.A &amp;">
            <text:p>1sg.A &amp;</text:p>
          </table:table-cell>
          <table:table-cell table:formula="of:=CONCATENATE(&quot;\ipa{&quot;;[.B67];&quot;} &amp;&quot;)" office:value-type="string" office:string-value="\ipa{*wR-} &amp;">
            <text:p>\ipa{*wR-} &amp;</text:p>
          </table:table-cell>
          <table:table-cell table:formula="of:=CONCATENATE(&quot;\ipa{&quot;;[.C67];&quot;} &amp;&quot;)" office:value-type="string" office:string-value="\ipa{blÁ} &amp;">
            <text:p>\ipa{blÁ} &amp;</text:p>
          </table:table-cell>
          <table:table-cell table:formula="of:=CONCATENATE(&quot;\ipa{&quot;;[.D67];&quot;} &amp;&quot;)" office:value-type="string" office:string-value="\ipa{tée} &amp;">
            <text:p>\ipa{tée} &amp;</text:p>
          </table:table-cell>
          <table:table-cell table:formula="of:=CONCATENATE(&quot;\ipa{&quot;;[.E67];&quot;} &amp;&quot;)" office:value-type="string" office:string-value="\ipa{hajé} &amp;">
            <text:p>\ipa{hajé} &amp;</text:p>
          </table:table-cell>
          <table:table-cell table:formula="of:=CONCATENATE(&quot;\ipa{&quot;;[.F67];&quot;} &amp;&quot;)" office:value-type="string" office:string-value="\ipa{bðe} &amp;">
            <text:p>\ipa{bðe} &amp;</text:p>
          </table:table-cell>
          <table:table-cell table:formula="of:=CONCATENATE(&quot;\ipa{&quot;;[.G67];&quot;} &amp;&quot;)" office:value-type="string" office:string-value="\ipa{brée} &amp;">
            <text:p>\ipa{brée} &amp;</text:p>
          </table:table-cell>
          <table:table-cell table:formula="of:=CONCATENATE(&quot;\ipa{&quot;;[.H67];&quot;} &amp;&quot;)" office:value-type="string" office:string-value="\ipa{bne} &amp;">
            <text:p>\ipa{bne} &amp;</text:p>
          </table:table-cell>
          <table:table-cell table:formula="of:=CONCATENATE(&quot;\ipa{&quot;;[.I67];&quot;} &amp;&quot;)" office:value-type="string" office:string-value="\ipa{bde} &amp;">
            <text:p>\ipa{bde} &amp;</text:p>
          </table:table-cell>
          <table:table-cell table:formula="of:=CONCATENATE(&quot;\ipa{&quot;;[.J67];&quot;} &amp;&quot;)" office:value-type="string" office:string-value="\ipa{até˙kna} &amp;">
            <text:p>\ipa{até˙kna} &amp;</text:p>
          </table:table-cell>
          <table:table-cell office:value-type="string">
            <text:p>\\</text:p>
          </table:table-cell>
          <table:table-cell table:number-columns-repeated="1003"/>
        </table:table-row>
        <table:table-row table:style-name="ro6">
          <table:table-cell table:style-name="ce2" office:value-type="string">
            <text:p>2sg.A</text:p>
          </table:table-cell>
          <table:table-cell office:value-type="string">
            <text:p>*yR-</text:p>
          </table:table-cell>
          <table:table-cell office:value-type="string">
            <text:p>lÁ</text:p>
          </table:table-cell>
          <table:table-cell office:value-type="string">
            <text:p>šeré</text:p>
          </table:table-cell>
          <table:table-cell office:value-type="string">
            <text:p>slé</text:p>
          </table:table-cell>
          <table:table-cell office:value-type="string">
            <text:p>šne</text:p>
          </table:table-cell>
          <table:table-cell office:value-type="string">
            <text:p>šcée</text:p>
          </table:table-cell>
          <table:table-cell table:style-name="ce11" office:value-type="string">
            <text:p>hne</text:p>
          </table:table-cell>
          <table:table-cell office:value-type="string">
            <text:p>tte</text:p>
          </table:table-cell>
          <table:table-cell office:value-type="string">
            <text:p>šté˙kna</text:p>
          </table:table-cell>
          <table:table-cell table:formula="of:=CONCATENATE([.A68];&quot; &amp;&quot;)" office:value-type="string" office:string-value="2sg.A &amp;">
            <text:p>2sg.A &amp;</text:p>
          </table:table-cell>
          <table:table-cell table:formula="of:=CONCATENATE(&quot;\ipa{&quot;;[.B68];&quot;} &amp;&quot;)" office:value-type="string" office:string-value="\ipa{*yR-} &amp;">
            <text:p>\ipa{*yR-} &amp;</text:p>
          </table:table-cell>
          <table:table-cell table:formula="of:=CONCATENATE(&quot;\ipa{&quot;;[.C68];&quot;} &amp;&quot;)" office:value-type="string" office:string-value="\ipa{lÁ} &amp;">
            <text:p>\ipa{lÁ} &amp;</text:p>
          </table:table-cell>
          <table:table-cell table:formula="of:=CONCATENATE(&quot;\ipa{&quot;;[.D68];&quot;} &amp;&quot;)" office:value-type="string" office:string-value="\ipa{šeré} &amp;">
            <text:p>\ipa{šeré} &amp;</text:p>
          </table:table-cell>
          <table:table-cell table:formula="of:=CONCATENATE(&quot;\ipa{&quot;;[.E68];&quot;} &amp;&quot;)" office:value-type="string" office:string-value="\ipa{slé} &amp;">
            <text:p>\ipa{slé} &amp;</text:p>
          </table:table-cell>
          <table:table-cell table:formula="of:=CONCATENATE(&quot;\ipa{&quot;;[.F68];&quot;} &amp;&quot;)" office:value-type="string" office:string-value="\ipa{šne} &amp;">
            <text:p>\ipa{šne} &amp;</text:p>
          </table:table-cell>
          <table:table-cell table:formula="of:=CONCATENATE(&quot;\ipa{&quot;;[.G68];&quot;} &amp;&quot;)" office:value-type="string" office:string-value="\ipa{šcée} &amp;">
            <text:p>\ipa{šcée} &amp;</text:p>
          </table:table-cell>
          <table:table-cell table:formula="of:=CONCATENATE(&quot;\ipa{&quot;;[.H68];&quot;} &amp;&quot;)" office:value-type="string" office:string-value="\ipa{hne} &amp;">
            <text:p>\ipa{hne} &amp;</text:p>
          </table:table-cell>
          <table:table-cell table:formula="of:=CONCATENATE(&quot;\ipa{&quot;;[.I68];&quot;} &amp;&quot;)" office:value-type="string" office:string-value="\ipa{tte} &amp;">
            <text:p>\ipa{tte} &amp;</text:p>
          </table:table-cell>
          <table:table-cell table:formula="of:=CONCATENATE(&quot;\ipa{&quot;;[.J68];&quot;} &amp;&quot;)" office:value-type="string" office:string-value="\ipa{šté˙kna} &amp;">
            <text:p>\ipa{šté˙kna} &amp;</text:p>
          </table:table-cell>
          <table:table-cell office:value-type="string">
            <text:p>\\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base</text:p>
          </table:table-cell>
          <table:table-cell office:value-type="string">
            <text:p>*r-</text:p>
          </table:table-cell>
          <table:table-cell office:value-type="string">
            <text:p>yÁ</text:p>
          </table:table-cell>
          <table:table-cell office:value-type="string">
            <text:p>rée</text:p>
          </table:table-cell>
          <table:table-cell office:value-type="string">
            <text:p>lé</text:p>
          </table:table-cell>
          <table:table-cell office:value-type="string">
            <text:p>ðé</text:p>
          </table:table-cell>
          <table:table-cell office:value-type="string">
            <text:p>ðée</text:p>
          </table:table-cell>
          <table:table-cell office:value-type="string">
            <text:p>yé</text:p>
          </table:table-cell>
          <table:table-cell office:value-type="string">
            <text:p>dé</text:p>
          </table:table-cell>
          <table:table-cell office:value-type="string">
            <text:p>té˙kna</text:p>
          </table:table-cell>
          <table:table-cell table:formula="of:=CONCATENATE([.A69];&quot; &amp;&quot;)" office:value-type="string" office:string-value="base &amp;">
            <text:p>base &amp;</text:p>
          </table:table-cell>
          <table:table-cell table:formula="of:=CONCATENATE(&quot;\ipa{&quot;;[.B69];&quot;} &amp;&quot;)" office:value-type="string" office:string-value="\ipa{*r-} &amp;">
            <text:p>\ipa{*r-} &amp;</text:p>
          </table:table-cell>
          <table:table-cell table:formula="of:=CONCATENATE(&quot;\ipa{&quot;;[.C69];&quot;} &amp;&quot;)" office:value-type="string" office:string-value="\ipa{yÁ} &amp;">
            <text:p>\ipa{yÁ} &amp;</text:p>
          </table:table-cell>
          <table:table-cell table:formula="of:=CONCATENATE(&quot;\ipa{&quot;;[.D69];&quot;} &amp;&quot;)" office:value-type="string" office:string-value="\ipa{rée} &amp;">
            <text:p>\ipa{rée} &amp;</text:p>
          </table:table-cell>
          <table:table-cell table:formula="of:=CONCATENATE(&quot;\ipa{&quot;;[.E69];&quot;} &amp;&quot;)" office:value-type="string" office:string-value="\ipa{lé} &amp;">
            <text:p>\ipa{lé} &amp;</text:p>
          </table:table-cell>
          <table:table-cell table:formula="of:=CONCATENATE(&quot;\ipa{&quot;;[.F69];&quot;} &amp;&quot;)" office:value-type="string" office:string-value="\ipa{ðé} &amp;">
            <text:p>\ipa{ðé} &amp;</text:p>
          </table:table-cell>
          <table:table-cell table:formula="of:=CONCATENATE(&quot;\ipa{&quot;;[.G69];&quot;} &amp;&quot;)" office:value-type="string" office:string-value="\ipa{ðée} &amp;">
            <text:p>\ipa{ðée} &amp;</text:p>
          </table:table-cell>
          <table:table-cell table:formula="of:=CONCATENATE(&quot;\ipa{&quot;;[.H69];&quot;} &amp;&quot;)" office:value-type="string" office:string-value="\ipa{yé} &amp;">
            <text:p>\ipa{yé} &amp;</text:p>
          </table:table-cell>
          <table:table-cell table:formula="of:=CONCATENATE(&quot;\ipa{&quot;;[.I69];&quot;} &amp;&quot;)" office:value-type="string" office:string-value="\ipa{dé} &amp;">
            <text:p>\ipa{dé} &amp;</text:p>
          </table:table-cell>
          <table:table-cell table:formula="of:=CONCATENATE(&quot;\ipa{&quot;;[.J69];&quot;} &amp;&quot;)" office:value-type="string" office:string-value="\ipa{té˙kna} &amp;">
            <text:p>\ipa{té˙kna} &amp;</text:p>
          </table:table-cell>
          <table:table-cell office:value-type="string">
            <text:p>\\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office:value-type="string">
            <text:p>na\_pčÁ</text:p>
          </table:table-cell>
          <table:table-cell table:number-columns-repeated="3"/>
          <table:table-cell office:value-type="string">
            <text:p>wa\_nǫ́bre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2" svg:font-family="Gentium"/>
    <style:font-face style:name="TimesNewRomanPSMT-Identity-H" svg:font-family="TimesNewRomanPSMT-Identity-H"/>
    <style:font-face style:name="Gentium1" svg:font-family="Gentium" style:font-family-generic="swiss"/>
    <style:font-face style:name="Gentium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1/11/2014</text:date>, <text:time>12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31T09:58:59.15</meta:creation-date>
    <dc:date>2014-11-01T12:55:47.46</dc:date>
    <meta:editing-duration>PT08H35M02S</meta:editing-duration>
    <meta:editing-cycles>66</meta:editing-cycles>
    <meta:generator>OpenOffice.org/3.1$Win32 OpenOffice.org_project/310m19$Build-9420</meta:generator>
    <meta:document-statistic meta:table-count="3" meta:cell-count="704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